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opacity="100%" draw:textarea-vertical-align="middle" draw:shadow-opacity="100%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07826" draw:opacity="0%" draw:textarea-vertical-align="middle" draw:shadow-opacity="0%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808080" draw:fill-color="#000000" draw:textarea-vertical-align="middle"/>
    </style:style>
    <style:style style:name="gr8" style:family="graphic" style:parent-style-name="standard">
      <style:graphic-properties svg:stroke-color="#808080" draw:fill-color="#ffffff" draw:textarea-vertical-align="middle"/>
    </style:style>
    <style:style style:name="gr9" style:family="graphic" style:parent-style-name="objectwithoutfill">
      <style:graphic-properties svg:stroke-color="#808080" draw:fill="none" draw:textarea-vertical-align="middle"/>
    </style:style>
    <style:style style:name="gr10" style:family="graphic" style:parent-style-name="standard">
      <style:graphic-properties draw:fill="solid" draw:fill-color="#2dc2f4" draw:opacity="100%" draw:textarea-vertical-align="middle" draw:shadow-opacity="100%"/>
    </style:style>
    <style:style style:name="gr11" style:family="graphic" style:parent-style-name="standard">
      <style:graphic-properties svg:stroke-color="#2dc2f4" draw:fill="solid" draw:fill-color="#2dc2f4" draw:opacity="100%" draw:textarea-vertical-align="middle" draw:shadow-opacity="100%"/>
    </style:style>
    <style:style style:name="gr12" style:family="graphic" style:parent-style-name="objectwithoutfill">
      <style:graphic-properties svg:stroke-color="#808080" draw:fill="none" draw:fill-color="#00ccff" draw:textarea-vertical-align="middle"/>
    </style:style>
    <style:style style:name="gr13" style:family="graphic" style:parent-style-name="standard">
      <style:graphic-properties svg:stroke-color="#808080" draw:fill="solid" draw:fill-color="#2dc2f4" draw:opacity="100%" draw:textarea-vertical-align="middle" draw:shadow-opacity="100%"/>
    </style:style>
    <style:style style:name="gr14" style:family="graphic" style:parent-style-name="standard">
      <style:graphic-properties draw:stroke="none" svg:stroke-color="#000000" draw:fill="none" draw:fill-color="#ffffff" fo:min-height="7.883cm"/>
    </style:style>
    <style:style style:name="gr15" style:family="graphic" style:parent-style-name="standard">
      <style:graphic-properties draw:stroke="none" svg:stroke-color="#000000" draw:fill="none" draw:fill-color="#ffffff" fo:min-height="4.75cm"/>
    </style:style>
    <style:style style:name="gr16" style:family="graphic" style:parent-style-name="standard">
      <style:graphic-properties draw:stroke="none" svg:stroke-color="#000000" draw:fill="none" draw:fill-color="#ffffff" fo:min-height="2.761cm"/>
    </style:style>
    <style:style style:name="gr17" style:family="graphic" style:parent-style-name="standard">
      <style:graphic-properties draw:stroke="none" svg:stroke-color="#000000" draw:fill="none" draw:fill-color="#ffffff" fo:min-height="1.97cm"/>
    </style:style>
    <style:style style:name="gr18" style:family="graphic" style:parent-style-name="standard">
      <style:graphic-properties svg:stroke-color="#000000" draw:fill="solid" draw:fill-color="#000000" draw:textarea-vertical-align="middle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000000" draw:fill-color="#000000" draw:textarea-vertical-align="middle"/>
    </style:style>
    <style:style style:name="gr21" style:family="graphic" style:parent-style-name="objectwithoutfill">
      <style:graphic-properties svg:stroke-width="0.7cm" svg:stroke-color="#000000" draw:marker-start-width="2.3cm" draw:marker-end="Small_20_Arrow" draw:marker-end-width="1.5cm" draw:fill="none" draw:fill-color="#00ccff" draw:textarea-vertical-align="middle" fo:padding-top="0.475cm" fo:padding-bottom="0.475cm" fo:padding-left="0.6cm" fo:padding-right="0.6cm"/>
    </style:style>
    <style:style style:name="gr22" style:family="graphic" style:parent-style-name="standard">
      <style:graphic-properties svg:stroke-width="0.2cm" svg:stroke-color="#000000" draw:marker-start-width="0.8cm" draw:marker-end-width="0.8cm" draw:fill="none" draw:fill-color="#000000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draw:marker-start-width="0.8cm" draw:marker-end="Small_20_Arrow" draw:marker-end-width="0.6cm" draw:fill="none" draw:fill-color="#00ccff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svg:stroke-width="0.2cm" svg:stroke-color="#000000" draw:marker-start-width="0.8cm" draw:marker-end-width="0.8cm" draw:fill-color="#ffffff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1.8cm" svg:stroke-color="#000000" draw:marker-start-width="4.4cm" draw:marker-end="Small_20_Arrow" draw:marker-end-width="4.4cm" draw:fill="none" draw:fill-color="#00ccff" draw:textarea-vertical-align="middle" fo:padding-top="1.025cm" fo:padding-bottom="1.025cm" fo:padding-left="1.15cm" fo:padding-right="1.1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00pt" style:font-size-asian="200pt" style:font-size-complex="200pt"/>
    </style:style>
    <style:style style:name="P3" style:family="paragraph">
      <style:text-properties fo:color="#ffffff" fo:font-size="100pt" style:font-size-asian="100pt" style:font-size-complex="100pt"/>
    </style:style>
    <style:style style:name="P4" style:family="paragraph">
      <style:text-properties fo:color="#ffffff" fo:font-size="70pt" style:font-size-asian="70pt" style:font-size-complex="70pt"/>
    </style:style>
    <style:style style:name="P5" style:family="paragraph">
      <style:text-properties fo:font-size="50pt" style:font-size-asian="50pt" style:font-size-complex="50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ffffff" fo:font-size="200pt" style:font-size-asian="200pt" style:font-size-complex="200pt"/>
    </style:style>
    <style:style style:name="T2" style:family="text">
      <style:text-properties fo:color="#ffffff" fo:font-size="100pt" style:font-size-asian="100pt" style:font-size-complex="100pt"/>
    </style:style>
    <style:style style:name="T3" style:family="text">
      <style:text-properties fo:color="#ffffff" fo:font-size="70pt" style:font-size-asian="70pt" style:font-size-complex="70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25cm" svg:height="7.25cm" svg:x="-7.75cm" svg:y="23cm">
          <text:p/>
        </draw:rect>
        <draw:circle draw:style-name="gr2" draw:text-style-name="P1" xml:id="id1" draw:id="id1" draw:layer="layout" svg:width="1cm" svg:height="1cm" svg:x="31.75cm" svg:y="-1cm">
          <text:p/>
        </draw:circle>
        <draw:connector draw:style-name="gr3" draw:text-style-name="P1" draw:layer="layout" svg:x1="32.25cm" svg:y1="0cm" svg:x2="32.25cm" svg:y2="1cm" draw:start-shape="id1" draw:start-glue-point="2" draw:end-shape="id2" draw:end-glue-point="0" svg:d="M32250 0v1000">
          <text:p/>
        </draw:connector>
        <draw:connector draw:style-name="gr3" draw:text-style-name="P1" draw:layer="layout" svg:x1="32.25cm" svg:y1="2cm" svg:x2="32.25cm" svg:y2="3cm" draw:start-shape="id2" draw:start-glue-point="2" draw:end-shape="id3" draw:end-glue-point="0" svg:d="M32250 2000v1000">
          <text:p/>
        </draw:connector>
        <draw:connector draw:style-name="gr3" draw:text-style-name="P1" draw:layer="layout" svg:x1="32.25cm" svg:y1="4cm" svg:x2="32.25cm" svg:y2="5cm" draw:start-shape="id3" draw:start-glue-point="2" draw:end-shape="id4" draw:end-glue-point="0" svg:d="M32250 4000v1000">
          <text:p/>
        </draw:connector>
        <draw:rect draw:style-name="gr3" draw:text-style-name="P1" draw:layer="layout" svg:width="5.6cm" svg:height="1cm" svg:x="33.15cm" svg:y="-1.025cm" draw:corner-radius="0.5cm">
          <text:p/>
        </draw:rect>
        <draw:circle draw:style-name="gr3" draw:text-style-name="P1" xml:id="id4" draw:id="id4" draw:layer="layout" svg:width="1cm" svg:height="1cm" svg:x="31.75cm" svg:y="5cm">
          <text:p/>
        </draw:circle>
        <draw:circle draw:style-name="gr3" draw:text-style-name="P1" xml:id="id3" draw:id="id3" draw:layer="layout" svg:width="1cm" svg:height="1cm" svg:x="31.75cm" svg:y="3cm">
          <text:p/>
        </draw:circle>
        <draw:circle draw:style-name="gr3" draw:text-style-name="P1" xml:id="id2" draw:id="id2" draw:layer="layout" svg:width="1cm" svg:height="1cm" svg:x="31.75cm" svg:y="1cm">
          <text:p/>
        </draw:circle>
        <draw:connector draw:style-name="gr4" draw:text-style-name="P1" draw:layer="layout" svg:x1="32.25cm" svg:y1="5cm" svg:x2="32.25cm" svg:y2="5cm" draw:start-shape="id4" draw:start-glue-point="0" draw:end-shape="id4" draw:end-glue-point="0" svg:d="M32250 5000z">
          <text:p/>
        </draw:connector>
        <draw:circle draw:style-name="gr2" draw:text-style-name="P1" draw:layer="layout" svg:width="0.7cm" svg:height="0.7cm" svg:x="31.9cm" svg:y="5.15cm">
          <text:p/>
        </draw:circle>
        <draw:rect draw:style-name="gr5" draw:text-style-name="P1" draw:layer="layout" svg:width="8cm" svg:height="8cm" svg:x="31.25cm" svg:y="-1.5cm">
          <text:p/>
        </draw:rect>
        <draw:rect draw:style-name="gr3" draw:text-style-name="P1" draw:layer="layout" svg:width="5.6cm" svg:height="0.5cm" svg:x="33.15cm" svg:y="5.25cm" draw:corner-radius="0.25cm">
          <text:p/>
        </draw:rect>
        <draw:rect draw:style-name="gr3" draw:text-style-name="P1" draw:layer="layout" svg:width="5.6cm" svg:height="0.5cm" svg:x="33.15cm" svg:y="3.25cm" draw:corner-radius="0.25cm">
          <text:p/>
        </draw:rect>
        <draw:rect draw:style-name="gr3" draw:text-style-name="P1" draw:layer="layout" svg:width="5.6cm" svg:height="0.5cm" svg:x="33.15cm" svg:y="1.25cm" draw:corner-radius="0.25cm">
          <text:p/>
        </draw:rect>
        <draw:circle draw:style-name="gr2" draw:text-style-name="P1" xml:id="id5" draw:id="id5" draw:layer="layout" svg:width="1cm" svg:height="1cm" svg:x="2.75cm" svg:y="31.25cm">
          <text:p/>
        </draw:circle>
        <draw:circle draw:style-name="gr3" draw:text-style-name="P1" xml:id="id7" draw:id="id7" draw:layer="layout" svg:width="1cm" svg:height="1cm" svg:x="-0.25cm" svg:y="35.25cm">
          <text:p/>
        </draw:circle>
        <draw:circle draw:style-name="gr3" draw:text-style-name="P1" xml:id="id6" draw:id="id6" draw:layer="layout" svg:width="1cm" svg:height="1cm" svg:x="-0.25cm" svg:y="33.25cm">
          <text:p/>
        </draw:circle>
        <draw:rect draw:style-name="gr5" draw:text-style-name="P1" draw:layer="layout" svg:width="8cm" svg:height="8cm" svg:x="-0.75cm" svg:y="30.75cm">
          <text:p/>
        </draw:rect>
        <draw:circle draw:style-name="gr3" draw:text-style-name="P1" xml:id="id8" draw:id="id8" draw:layer="layout" svg:width="1cm" svg:height="1cm" svg:x="1.75cm" svg:y="33.25cm">
          <text:p/>
        </draw:circle>
        <draw:circle draw:style-name="gr3" draw:text-style-name="P1" xml:id="id9" draw:id="id9" draw:layer="layout" svg:width="1cm" svg:height="1cm" svg:x="3.75cm" svg:y="32.75cm">
          <text:p/>
        </draw:circle>
        <draw:circle draw:style-name="gr3" draw:text-style-name="P1" xml:id="id11" draw:id="id11" draw:layer="layout" svg:width="1cm" svg:height="1cm" svg:x="3.25cm" svg:y="35.25cm">
          <text:p/>
        </draw:circle>
        <draw:circle draw:style-name="gr3" draw:text-style-name="P1" xml:id="id12" draw:id="id12" draw:layer="layout" svg:width="1cm" svg:height="1cm" svg:x="5.75cm" svg:y="34.75cm">
          <text:p/>
        </draw:circle>
        <draw:circle draw:style-name="gr3" draw:text-style-name="P1" xml:id="id10" draw:id="id10" draw:layer="layout" svg:width="1cm" svg:height="1cm" svg:x="1.25cm" svg:y="34.75cm">
          <text:p/>
        </draw:circle>
        <draw:connector draw:style-name="gr6" draw:text-style-name="P1" draw:layer="layout" draw:type="line" svg:x1="3.25cm" svg:y1="32.25cm" svg:x2="0.25cm" svg:y2="33.25cm" draw:start-shape="id5" draw:start-glue-point="2" draw:end-shape="id6" draw:end-glue-point="0" svg:d="M3250 32250l-3000 1000">
          <text:p/>
        </draw:connector>
        <draw:connector draw:style-name="gr6" draw:text-style-name="P1" draw:layer="layout" draw:type="line" svg:x1="0.25cm" svg:y1="34.25cm" svg:x2="0.25cm" svg:y2="35.25cm" draw:start-shape="id6" draw:start-glue-point="2" draw:end-shape="id7" draw:end-glue-point="0" svg:d="M250 34250v1000">
          <text:p/>
        </draw:connector>
        <draw:connector draw:style-name="gr6" draw:text-style-name="P1" draw:layer="layout" draw:type="line" svg:x1="3.25cm" svg:y1="32.25cm" svg:x2="2.25cm" svg:y2="33.25cm" draw:start-shape="id5" draw:start-glue-point="2" draw:end-shape="id8" draw:end-glue-point="0" svg:d="M3250 32250l-1000 1000">
          <text:p/>
        </draw:connector>
        <draw:connector draw:style-name="gr6" draw:text-style-name="P1" draw:layer="layout" draw:type="line" svg:x1="3.25cm" svg:y1="32.25cm" svg:x2="4.25cm" svg:y2="32.75cm" draw:start-shape="id5" draw:start-glue-point="2" draw:end-shape="id9" draw:end-glue-point="0" svg:d="M3250 32250l1000 500">
          <text:p/>
        </draw:connector>
        <draw:connector draw:style-name="gr6" draw:text-style-name="P1" draw:layer="layout" draw:type="line" svg:x1="2.25cm" svg:y1="34.25cm" svg:x2="1.75cm" svg:y2="34.75cm" draw:start-shape="id8" draw:start-glue-point="2" draw:end-shape="id10" draw:end-glue-point="0" svg:d="M2250 34250l-500 500">
          <text:p/>
        </draw:connector>
        <draw:circle draw:style-name="gr3" draw:text-style-name="P1" xml:id="id17" draw:id="id17" draw:layer="layout" svg:width="1cm" svg:height="1cm" svg:x="-0.25cm" svg:y="36.75cm">
          <text:p/>
        </draw:circle>
        <draw:circle draw:style-name="gr3" draw:text-style-name="P1" xml:id="id14" draw:id="id14" draw:layer="layout" svg:width="1cm" svg:height="1cm" svg:x="2.75cm" svg:y="37.25cm">
          <text:p/>
        </draw:circle>
        <draw:circle draw:style-name="gr3" draw:text-style-name="P1" xml:id="id13" draw:id="id13" draw:layer="layout" svg:width="1cm" svg:height="1cm" svg:x="5.75cm" svg:y="37.25cm">
          <text:p/>
        </draw:circle>
        <draw:circle draw:style-name="gr3" draw:text-style-name="P1" xml:id="id15" draw:id="id15" draw:layer="layout" svg:width="1cm" svg:height="1cm" svg:x="4.25cm" svg:y="36.75cm">
          <text:p/>
        </draw:circle>
        <draw:connector draw:style-name="gr6" draw:text-style-name="P1" draw:layer="layout" draw:type="line" svg:x1="3.75cm" svg:y1="35.25cm" svg:x2="4.25cm" svg:y2="33.75cm" draw:start-shape="id11" draw:start-glue-point="0" draw:end-shape="id9" draw:end-glue-point="2" svg:d="M3750 35250l500-1500">
          <text:p/>
        </draw:connector>
        <draw:connector draw:style-name="gr6" draw:text-style-name="P1" draw:layer="layout" draw:type="line" svg:x1="6.25cm" svg:y1="35.75cm" svg:x2="6.25cm" svg:y2="37.25cm" draw:start-shape="id12" draw:start-glue-point="2" draw:end-shape="id13" draw:end-glue-point="0" svg:d="M6250 35750v1500">
          <text:p/>
        </draw:connector>
        <draw:connector draw:style-name="gr6" draw:text-style-name="P1" draw:layer="layout" draw:type="line" svg:x1="1.75cm" svg:y1="35.75cm" svg:x2="3.25cm" svg:y2="37.25cm" draw:start-shape="id10" draw:start-glue-point="2" draw:end-shape="id14" draw:end-glue-point="0" svg:d="M1750 35750l1500 1500">
          <text:p/>
        </draw:connector>
        <draw:connector draw:style-name="gr6" draw:text-style-name="P1" draw:layer="layout" draw:type="line" svg:x1="0.25cm" svg:y1="34.25cm" svg:x2="1.75cm" svg:y2="34.75cm" draw:start-shape="id6" draw:start-glue-point="2" draw:end-shape="id10" draw:end-glue-point="0" svg:d="M250 34250l1500 500">
          <text:p/>
        </draw:connector>
        <draw:connector draw:style-name="gr6" draw:text-style-name="P1" draw:layer="layout" draw:type="line" svg:x1="3.75cm" svg:y1="36.25cm" svg:x2="4.75cm" svg:y2="36.75cm" draw:start-shape="id11" draw:start-glue-point="2" draw:end-shape="id15" draw:end-glue-point="0" svg:d="M3750 36250l1000 500">
          <text:p/>
        </draw:connector>
        <draw:connector draw:style-name="gr6" draw:text-style-name="P1" draw:layer="layout" draw:type="line" svg:x1="1.75cm" svg:y1="35.75cm" svg:x2="1.75cm" svg:y2="37.25cm" draw:start-shape="id10" draw:start-glue-point="2" draw:end-shape="id16" draw:end-glue-point="0" svg:d="M1750 35750v1500">
          <text:p/>
        </draw:connector>
        <draw:connector draw:style-name="gr6" draw:text-style-name="P1" draw:layer="layout" draw:type="line" svg:x1="0.25cm" svg:y1="36.25cm" svg:x2="0.25cm" svg:y2="36.75cm" draw:start-shape="id7" draw:start-glue-point="2" draw:end-shape="id17" draw:end-glue-point="0" svg:d="M250 36250v500">
          <text:p/>
        </draw:connector>
        <draw:circle draw:style-name="gr3" draw:text-style-name="P1" xml:id="id18" draw:id="id18" draw:layer="layout" svg:width="1cm" svg:height="1cm" svg:x="1.25cm" svg:y="37.25cm">
          <text:p/>
        </draw:circle>
        <draw:connector draw:style-name="gr4" draw:text-style-name="P1" xml:id="id16" draw:id="id16" draw:layer="layout" svg:x1="1.75cm" svg:y1="37.25cm" svg:x2="1.75cm" svg:y2="37.25cm" draw:start-shape="id18" draw:start-glue-point="0" draw:end-shape="id18" draw:end-glue-point="0" svg:d="M1750 37250z">
          <text:p/>
        </draw:connector>
        <draw:circle draw:style-name="gr2" draw:text-style-name="P1" draw:layer="layout" svg:width="0.7cm" svg:height="0.7cm" svg:x="1.4cm" svg:y="37.4cm">
          <text:p/>
        </draw:circle>
        <draw:connector draw:style-name="gr6" draw:text-style-name="P1" draw:layer="layout" draw:type="line" svg:x1="1.75cm" svg:y1="35.75cm" svg:x2="0.25cm" svg:y2="36.75cm" draw:start-shape="id10" draw:start-glue-point="2" draw:end-shape="id17" draw:end-glue-point="0" svg:d="M1750 35750l-1500 1000">
          <text:p/>
        </draw:connector>
        <draw:connector draw:style-name="gr6" draw:text-style-name="P1" draw:layer="layout" draw:type="line" svg:x1="6.25cm" svg:y1="35.75cm" svg:x2="4.75cm" svg:y2="36.75cm" draw:start-shape="id12" draw:start-glue-point="2" draw:end-shape="id15" draw:end-glue-point="0" svg:d="M6250 35750l-1500 1000">
          <text:p/>
        </draw:connector>
        <draw:circle draw:style-name="gr3" draw:text-style-name="P1" xml:id="id19" draw:id="id19" draw:layer="layout" svg:width="1cm" svg:height="1cm" svg:x="5.75cm" svg:y="33.25cm">
          <text:p/>
        </draw:circle>
        <draw:connector draw:style-name="gr6" draw:text-style-name="P1" draw:layer="layout" draw:type="line" svg:x1="3.25cm" svg:y1="32.25cm" svg:x2="6.25cm" svg:y2="33.25cm" draw:start-shape="id5" draw:start-glue-point="2" draw:end-shape="id19" draw:end-glue-point="0" svg:d="M3250 32250l3000 1000">
          <text:p/>
        </draw:connector>
        <draw:connector draw:style-name="gr6" draw:text-style-name="P1" draw:layer="layout" draw:type="line" svg:x1="6.25cm" svg:y1="34.25cm" svg:x2="6.25cm" svg:y2="34.75cm" draw:start-shape="id19" draw:start-glue-point="2" draw:end-shape="id12" draw:end-glue-point="0" svg:d="M6250 34250v500">
          <text:p/>
        </draw:connector>
        <draw:connector draw:style-name="gr6" draw:text-style-name="P1" xml:id="id20" draw:id="id20" draw:layer="layout" draw:type="line" svg:x1="4.25cm" svg:y1="33.75cm" svg:x2="4.25cm" svg:y2="33.75cm" draw:start-shape="id9" draw:start-glue-point="2" draw:end-shape="id9" draw:end-glue-point="2" svg:d="M4250 33750z">
          <text:p/>
        </draw:connector>
        <draw:connector draw:style-name="gr6" draw:text-style-name="P1" draw:layer="layout" draw:type="line" svg:x1="4.25cm" svg:y1="33.75cm" svg:x2="4.75cm" svg:y2="36.75cm" draw:start-shape="id20" draw:start-glue-point="0" draw:end-shape="id15" draw:end-glue-point="0" svg:d="M4250 33750l500 3000">
          <text:p/>
        </draw:connector>
        <draw:connector draw:style-name="gr6" draw:text-style-name="P1" draw:layer="layout" draw:type="line" svg:x1="3.75cm" svg:y1="36.25cm" svg:x2="1.75cm" svg:y2="37.25cm" draw:start-shape="id11" draw:start-glue-point="2" draw:end-shape="id16" draw:end-glue-point="0" svg:d="M3750 36250l-2000 1000">
          <text:p/>
        </draw:connector>
        <draw:circle draw:style-name="gr2" draw:text-style-name="P1" xml:id="id23" draw:id="id23" draw:layer="layout" svg:width="0.75cm" svg:height="0.75cm" svg:x="-4.5cm" svg:y="26.25cm">
          <text:p/>
        </draw:circle>
        <draw:circle draw:style-name="gr3" draw:text-style-name="P1" xml:id="id35" draw:id="id35" draw:layer="layout" svg:width="0.75cm" svg:height="0.75cm" svg:x="-7.25cm" svg:y="26.5cm">
          <text:p/>
        </draw:circle>
        <draw:circle draw:style-name="gr3" draw:text-style-name="P1" xml:id="id26" draw:id="id26" draw:layer="layout" svg:width="0.75cm" svg:height="0.75cm" svg:x="-6cm" svg:y="25.25cm">
          <text:p/>
        </draw:circle>
        <draw:circle draw:style-name="gr3" draw:text-style-name="P1" xml:id="id27" draw:id="id27" draw:layer="layout" svg:width="0.75cm" svg:height="0.75cm" svg:x="-5.75cm" svg:y="26.5cm">
          <text:p/>
        </draw:circle>
        <draw:circle draw:style-name="gr3" draw:text-style-name="P1" xml:id="id22" draw:id="id22" draw:layer="layout" svg:width="0.75cm" svg:height="0.75cm" svg:x="-3cm" svg:y="27.25cm">
          <text:p/>
        </draw:circle>
        <draw:circle draw:style-name="gr3" draw:text-style-name="P1" xml:id="id29" draw:id="id29" draw:layer="layout" svg:width="0.75cm" svg:height="0.749cm" draw:transform="skewX (-0.00139626340159528) rotate (0.7853981633973) translate (-3.405cm 25.875cm)">
          <text:p/>
        </draw:circle>
        <draw:circle draw:style-name="gr3" draw:text-style-name="P1" xml:id="id32" draw:id="id32" draw:layer="layout" svg:width="0.75cm" svg:height="0.75cm" svg:x="-1.5cm" svg:y="24.75cm">
          <text:p/>
        </draw:circle>
        <draw:circle draw:style-name="gr3" draw:text-style-name="P1" xml:id="id28" draw:id="id28" draw:layer="layout" svg:width="0.75cm" svg:height="0.75cm" svg:x="-4.75cm" svg:y="27.75cm">
          <text:p/>
        </draw:circle>
        <draw:circle draw:style-name="gr3" draw:text-style-name="P1" xml:id="id37" draw:id="id37" draw:layer="layout" svg:width="0.75cm" svg:height="0.75cm" svg:x="-3.75cm" svg:y="28.75cm">
          <text:p/>
        </draw:circle>
        <draw:circle draw:style-name="gr3" draw:text-style-name="P1" xml:id="id38" draw:id="id38" draw:layer="layout" svg:width="0.75cm" svg:height="0.75cm" svg:x="-6cm" svg:y="29.25cm">
          <text:p/>
        </draw:circle>
        <draw:circle draw:style-name="gr3" draw:text-style-name="P1" xml:id="id41" draw:id="id41" draw:layer="layout" svg:width="0.75cm" svg:height="0.75cm" draw:transform="rotate (0.7853981633973) translate (-4.157cm 24.63cm)">
          <text:p/>
        </draw:circle>
        <draw:circle draw:style-name="gr3" draw:text-style-name="P1" xml:id="id40" draw:id="id40" draw:layer="layout" svg:width="0.75cm" svg:height="0.75cm" svg:x="-1.5cm" svg:y="29.25cm">
          <text:p/>
        </draw:circle>
        <draw:circle draw:style-name="gr3" draw:text-style-name="P1" xml:id="id21" draw:id="id21" draw:layer="layout" svg:width="0.75cm" svg:height="0.75cm" svg:x="-7.25cm" svg:y="29cm">
          <text:p/>
        </draw:circle>
        <draw:connector draw:style-name="gr4" draw:text-style-name="P1" xml:id="id39" draw:id="id39" draw:layer="layout" svg:x1="-6.875cm" svg:y1="29cm" svg:x2="-6.875cm" svg:y2="29cm" draw:start-shape="id21" draw:start-glue-point="0" draw:end-shape="id21" draw:end-glue-point="0" svg:d="M-6875 29000z">
          <text:p/>
        </draw:connector>
        <draw:circle draw:style-name="gr2" draw:text-style-name="P1" draw:layer="layout" svg:width="0.525cm" svg:height="0.525cm" svg:x="-7.137cm" svg:y="29.113cm">
          <text:p/>
        </draw:circle>
        <draw:circle draw:style-name="gr3" draw:text-style-name="P1" xml:id="id33" draw:id="id33" draw:layer="layout" svg:width="0.75cm" svg:height="0.75cm" draw:transform="skewX (-0.00401425727958611) rotate (0.783478301220106) translate (-7.158cm 23.876cm)">
          <text:p/>
        </draw:circle>
        <draw:connector draw:style-name="gr6" draw:text-style-name="P1" draw:layer="layout" draw:type="line" svg:x1="-2.625cm" svg:y1="28cm" svg:x2="-2.625cm" svg:y2="28cm" draw:start-shape="id22" draw:start-glue-point="2" draw:end-shape="id22" draw:end-glue-point="2" svg:d="M-2625 28000z">
          <text:p/>
        </draw:connector>
        <draw:circle draw:style-name="gr3" draw:text-style-name="P1" xml:id="id36" draw:id="id36" draw:layer="layout" svg:width="0.75cm" svg:height="0.75cm" svg:x="-6.75cm" svg:y="27.75cm">
          <text:p/>
        </draw:circle>
        <draw:circle draw:style-name="gr3" draw:text-style-name="P1" xml:id="id30" draw:id="id30" draw:layer="layout" svg:width="0.75cm" svg:height="0.749cm" draw:transform="skewX (-0.00139626340159528) rotate (0.7853981633973) translate (-2.155cm 28.375cm)">
          <text:p/>
        </draw:circle>
        <draw:circle draw:style-name="gr3" draw:text-style-name="P1" xml:id="id24" draw:id="id24" draw:layer="layout" svg:width="0.75cm" svg:height="0.75cm" svg:x="-2cm" svg:y="23.25cm">
          <text:p/>
        </draw:circle>
        <draw:circle draw:style-name="gr3" draw:text-style-name="P1" xml:id="id31" draw:id="id31" draw:layer="layout" svg:width="0.75cm" svg:height="0.75cm" svg:x="-1.75cm" svg:y="26.25cm">
          <text:p/>
        </draw:circle>
        <draw:circle draw:style-name="gr3" draw:text-style-name="P1" xml:id="id34" draw:id="id34" draw:layer="layout" svg:width="0.75cm" svg:height="0.75cm" svg:x="-7.5cm" svg:y="25cm">
          <text:p/>
        </draw:circle>
        <draw:circle draw:style-name="gr3" draw:text-style-name="P1" xml:id="id25" draw:id="id25" draw:layer="layout" svg:width="0.75cm" svg:height="0.75cm" svg:x="-5.5cm" svg:y="23.5cm">
          <text:p/>
        </draw:circle>
        <draw:connector draw:style-name="gr6" draw:text-style-name="P1" draw:layer="layout" draw:type="line" svg:x1="-4.125cm" svg:y1="26.25cm" svg:x2="-1.625cm" svg:y2="24cm" draw:start-shape="id23" draw:start-glue-point="0" draw:end-shape="id24" draw:end-glue-point="2" svg:d="M-4125 26250l2500-2250">
          <text:p/>
        </draw:connector>
        <draw:connector draw:style-name="gr6" draw:text-style-name="P1" draw:layer="layout" draw:type="line" svg:x1="-4.125cm" svg:y1="26.25cm" svg:x2="-5.125cm" svg:y2="24.25cm" draw:start-shape="id23" draw:start-glue-point="0" draw:end-shape="id25" draw:end-glue-point="2" svg:d="M-4125 26250l-1000-2000">
          <text:p/>
        </draw:connector>
        <draw:connector draw:style-name="gr6" draw:text-style-name="P1" draw:layer="layout" draw:type="line" svg:x1="-4.125cm" svg:y1="26.25cm" svg:x2="-5.25cm" svg:y2="25.625cm" draw:start-shape="id23" draw:start-glue-point="0" draw:end-shape="id26" draw:end-glue-point="1" svg:d="M-4125 26250l-1125-625">
          <text:p/>
        </draw:connector>
        <draw:connector draw:style-name="gr6" draw:text-style-name="P1" draw:layer="layout" draw:type="line" svg:x1="-5cm" svg:y1="26.875cm" svg:x2="-5cm" svg:y2="26.875cm" draw:start-shape="id27" draw:start-glue-point="1" draw:end-shape="id27" draw:end-glue-point="1" svg:d="M-5000 26875z">
          <text:p/>
        </draw:connector>
        <draw:connector draw:style-name="gr6" draw:text-style-name="P1" draw:layer="layout" draw:type="line" svg:x1="-4.375cm" svg:y1="27.75cm" svg:x2="-4.125cm" svg:y2="27cm" draw:start-shape="id28" draw:start-glue-point="0" draw:end-shape="id23" draw:end-glue-point="2" svg:d="M-4375 27750l250-750">
          <text:p/>
        </draw:connector>
        <draw:connector draw:style-name="gr6" draw:text-style-name="P1" draw:layer="layout" draw:type="line" svg:x1="-2.625cm" svg:y1="27.25cm" svg:x2="-3.75cm" svg:y2="26.625cm" draw:start-shape="id22" draw:start-glue-point="0" draw:end-shape="id23" draw:end-glue-point="1" svg:d="M-2625 27250l-1125-625">
          <text:p/>
        </draw:connector>
        <draw:connector draw:style-name="gr6" draw:text-style-name="P1" draw:layer="layout" draw:type="line" svg:x1="-3.75cm" svg:y1="26.625cm" svg:x2="-3.14cm" svg:y2="26.139cm" draw:start-shape="id23" draw:start-glue-point="1" draw:end-shape="id29" draw:end-glue-point="3" svg:d="M-3750 26625l610-486">
          <text:p/>
        </draw:connector>
        <draw:connector draw:style-name="gr6" draw:text-style-name="P1" draw:layer="layout" draw:type="line" svg:x1="-2.25cm" svg:y1="27.625cm" svg:x2="-1.89cm" svg:y2="28.11cm" draw:start-shape="id22" draw:start-glue-point="1" draw:end-shape="id30" draw:end-glue-point="0" svg:d="M-2250 27625l360 485">
          <text:p/>
        </draw:connector>
        <draw:connector draw:style-name="gr6" draw:text-style-name="P1" draw:layer="layout" draw:type="line" svg:x1="-2.625cm" svg:y1="27.25cm" svg:x2="-1.75cm" svg:y2="26.625cm" draw:start-shape="id22" draw:start-glue-point="0" draw:end-shape="id31" draw:end-glue-point="3" svg:d="M-2625 27250l875-625">
          <text:p/>
        </draw:connector>
        <draw:connector draw:style-name="gr6" draw:text-style-name="P1" draw:layer="layout" draw:type="line" svg:x1="-1.375cm" svg:y1="26.25cm" svg:x2="-1.125cm" svg:y2="25.5cm" draw:start-shape="id31" draw:start-glue-point="0" draw:end-shape="id32" draw:end-glue-point="2" svg:d="M-1375 26250l250-750">
          <text:p/>
        </draw:connector>
        <draw:connector draw:style-name="gr6" draw:text-style-name="P1" draw:layer="layout" draw:type="line" svg:x1="-2.61cm" svg:y1="25.608cm" svg:x2="-1.5cm" svg:y2="25.125cm" draw:start-shape="id29" draw:start-glue-point="1" draw:end-shape="id32" draw:end-glue-point="3" svg:d="M-2610 25608l1110-483">
          <text:p/>
        </draw:connector>
        <draw:connector draw:style-name="gr6" draw:text-style-name="P1" draw:layer="layout" draw:type="line" svg:x1="-2cm" svg:y1="23.625cm" svg:x2="-4.75cm" svg:y2="23.875cm" draw:start-shape="id24" draw:start-glue-point="3" draw:end-shape="id25" draw:end-glue-point="1" svg:d="M-2000 23625l-2750 250">
          <text:p/>
        </draw:connector>
        <draw:connector draw:style-name="gr6" draw:text-style-name="P1" draw:layer="layout" draw:type="line" svg:x1="-5.625cm" svg:y1="25.25cm" svg:x2="-6.361cm" svg:y2="24.141cm" draw:start-shape="id26" draw:start-glue-point="0" draw:end-shape="id33" draw:end-glue-point="2" svg:d="M-5625 25250l-736-1109">
          <text:p/>
        </draw:connector>
        <draw:connector draw:style-name="gr6" draw:text-style-name="P1" draw:layer="layout" draw:type="line" svg:x1="-6cm" svg:y1="25.625cm" svg:x2="-6.75cm" svg:y2="25.375cm" draw:start-shape="id26" draw:start-glue-point="3" draw:end-shape="id34" draw:end-glue-point="1" svg:d="M-6000 25625l-750-250">
          <text:p/>
        </draw:connector>
        <draw:connector draw:style-name="gr6" draw:text-style-name="P1" draw:layer="layout" draw:type="line" svg:x1="-5.75cm" svg:y1="26.875cm" svg:x2="-6.5cm" svg:y2="26.875cm" draw:start-shape="id27" draw:start-glue-point="3" draw:end-shape="id35" draw:end-glue-point="1" svg:d="M-5750 26875h-750">
          <text:p/>
        </draw:connector>
        <draw:connector draw:style-name="gr6" draw:text-style-name="P1" draw:layer="layout" draw:type="line" svg:x1="-4.75cm" svg:y1="28.125cm" svg:x2="-6cm" svg:y2="28.125cm" draw:start-shape="id28" draw:start-glue-point="3" draw:end-shape="id36" draw:end-glue-point="1" svg:d="M-4750 28125h-1250">
          <text:p/>
        </draw:connector>
        <draw:connector draw:style-name="gr6" draw:text-style-name="P1" draw:layer="layout" draw:type="line" svg:x1="-3.75cm" svg:y1="29.125cm" svg:x2="-5.25cm" svg:y2="29.625cm" draw:start-shape="id37" draw:start-glue-point="3" draw:end-shape="id38" draw:end-glue-point="1" svg:d="M-3750 29125l-1500 500">
          <text:p/>
        </draw:connector>
        <draw:connector draw:style-name="gr6" draw:text-style-name="P1" draw:layer="layout" draw:type="line" svg:x1="-6cm" svg:y1="29.625cm" svg:x2="-6.5cm" svg:y2="29.375cm" draw:start-shape="id38" draw:start-glue-point="3" draw:end-shape="id21" draw:end-glue-point="1" svg:d="M-6000 29625l-500-250">
          <text:p/>
        </draw:connector>
        <draw:connector draw:style-name="gr6" draw:text-style-name="P1" draw:layer="layout" draw:type="line" svg:x1="-6.375cm" svg:y1="28.5cm" svg:x2="-6.875cm" svg:y2="29cm" draw:start-shape="id36" draw:start-glue-point="2" draw:end-shape="id39" draw:end-glue-point="0" svg:d="M-6375 28500l-500 500">
          <text:p/>
        </draw:connector>
        <draw:connector draw:style-name="gr6" draw:text-style-name="P1" draw:layer="layout" draw:type="line" svg:x1="-3.75cm" svg:y1="29.125cm" svg:x2="-6.375cm" svg:y2="28.5cm" draw:start-shape="id37" draw:start-glue-point="3" draw:end-shape="id36" draw:end-glue-point="2" svg:d="M-3750 29125l-2625-625">
          <text:p/>
        </draw:connector>
        <draw:connector draw:style-name="gr6" draw:text-style-name="P1" draw:layer="layout" draw:type="line" svg:x1="-6.375cm" svg:y1="27.75cm" svg:x2="-6.875cm" svg:y2="27.25cm" draw:start-shape="id36" draw:start-glue-point="0" draw:end-shape="id35" draw:end-glue-point="2" svg:d="M-6375 27750l-500-500">
          <text:p/>
        </draw:connector>
        <draw:connector draw:style-name="gr6" draw:text-style-name="P1" draw:layer="layout" draw:type="line" svg:x1="-6.875cm" svg:y1="26.5cm" svg:x2="-7.125cm" svg:y2="25.75cm" draw:start-shape="id35" draw:start-glue-point="0" draw:end-shape="id34" draw:end-glue-point="2" svg:d="M-6875 26500l-250-750">
          <text:p/>
        </draw:connector>
        <draw:connector draw:style-name="gr6" draw:text-style-name="P1" draw:layer="layout" draw:type="line" svg:x1="-3cm" svg:y1="29.125cm" svg:x2="-1.89cm" svg:y2="28.639cm" draw:start-shape="id37" draw:start-glue-point="1" draw:end-shape="id30" draw:end-glue-point="3" svg:d="M-3000 29125l1110-486">
          <text:p/>
        </draw:connector>
        <draw:connector draw:style-name="gr6" draw:text-style-name="P1" draw:layer="layout" draw:type="line" svg:x1="-4cm" svg:y1="28.125cm" svg:x2="-3cm" svg:y2="27.625cm" draw:start-shape="id28" draw:start-glue-point="1" draw:end-shape="id22" draw:end-glue-point="3" svg:d="M-4000 28125l1000-500">
          <text:p/>
        </draw:connector>
        <draw:connector draw:style-name="gr6" draw:text-style-name="P1" draw:layer="layout" draw:type="line" svg:x1="-1.36cm" svg:y1="28.639cm" svg:x2="-1.125cm" svg:y2="29.25cm" draw:start-shape="id30" draw:start-glue-point="2" draw:end-shape="id40" draw:end-glue-point="0" svg:d="M-1360 28639l235 611">
          <text:p/>
        </draw:connector>
        <draw:connector draw:style-name="gr6" draw:text-style-name="P1" draw:layer="layout" draw:type="line" svg:x1="-5.375cm" svg:y1="26.5cm" svg:x2="-5.625cm" svg:y2="26cm" draw:start-shape="id27" draw:start-glue-point="0" draw:end-shape="id26" draw:end-glue-point="2" svg:d="M-5375 26500l-250-500">
          <text:p/>
        </draw:connector>
        <draw:connector draw:style-name="gr6" draw:text-style-name="P1" draw:layer="layout" draw:type="line" svg:x1="-4.75cm" svg:y1="23.875cm" svg:x2="-3.892cm" svg:y2="24.365cm" draw:start-shape="id25" draw:start-glue-point="1" draw:end-shape="id41" draw:end-glue-point="0" svg:d="M-4750 23875l858 490">
          <text:p/>
        </draw:connector>
        <draw:rect draw:style-name="gr1" draw:text-style-name="P1" draw:layer="layout" svg:width="6.75cm" svg:height="6.75cm" draw:transform="skewX (-0.000872664625997) translate (1.244cm 21cm)">
          <text:p/>
        </draw:rect>
        <draw:circle draw:style-name="gr7" draw:text-style-name="P1" xml:id="id45" draw:id="id45" draw:layer="layout" svg:width="0.75cm" svg:height="0.75cm" svg:x="4.25cm" svg:y="24cm">
          <text:p/>
        </draw:circle>
        <draw:circle draw:style-name="gr8" draw:text-style-name="P1" xml:id="id57" draw:id="id57" draw:layer="layout" svg:width="0.75cm" svg:height="0.75cm" svg:x="1.75cm" svg:y="24cm">
          <text:p/>
        </draw:circle>
        <draw:circle draw:style-name="gr8" draw:text-style-name="P1" xml:id="id44" draw:id="id44" draw:layer="layout" svg:width="0.75cm" svg:height="0.75cm" svg:x="5.5cm" svg:y="24cm">
          <text:p/>
        </draw:circle>
        <draw:circle draw:style-name="gr8" draw:text-style-name="P1" xml:id="id43" draw:id="id43" draw:layer="layout" svg:width="0.75cm" svg:height="0.75cm" svg:x="3cm" svg:y="24cm">
          <text:p/>
        </draw:circle>
        <draw:circle draw:style-name="gr8" draw:text-style-name="P1" xml:id="id42" draw:id="id42" draw:layer="layout" svg:width="0.75cm" svg:height="0.75cm" draw:transform="rotate (0.7853981633973) translate (5.093cm 23.38cm)">
          <text:p/>
        </draw:circle>
        <draw:circle draw:style-name="gr8" draw:text-style-name="P1" xml:id="id60" draw:id="id60" draw:layer="layout" svg:width="0.75cm" svg:height="0.749cm" draw:transform="skewX (-0.00139626340159528) rotate (0.7853981633973) translate (6.094cm 22.375cm)">
          <text:p/>
        </draw:circle>
        <draw:circle draw:style-name="gr8" draw:text-style-name="P1" xml:id="id54" draw:id="id54" draw:layer="layout" svg:width="0.75cm" svg:height="0.75cm" svg:x="4.25cm" svg:y="26.5cm">
          <text:p/>
        </draw:circle>
        <draw:circle draw:style-name="gr8" draw:text-style-name="P1" xml:id="id58" draw:id="id58" draw:layer="layout" svg:width="0.75cm" svg:height="0.75cm" svg:x="4.25cm" svg:y="21.5cm">
          <text:p/>
        </draw:circle>
        <draw:circle draw:style-name="gr8" draw:text-style-name="P1" xml:id="id64" draw:id="id64" draw:layer="layout" svg:width="0.75cm" svg:height="0.75cm" draw:transform="skewX (-0.00401425727958611) rotate (0.783478301220106) translate (2.092cm 22.376cm)">
          <text:p/>
        </draw:circle>
        <draw:connector draw:style-name="gr9" draw:text-style-name="P1" xml:id="id68" draw:id="id68" draw:layer="layout" draw:type="line" svg:x1="5.888cm" svg:y1="23.645cm" svg:x2="5.888cm" svg:y2="23.645cm" draw:start-shape="id42" draw:start-glue-point="2" draw:end-shape="id42" draw:end-glue-point="2" svg:d="M5888 23645z">
          <text:p/>
        </draw:connector>
        <draw:circle draw:style-name="gr8" draw:text-style-name="P1" xml:id="id59" draw:id="id59" draw:layer="layout" svg:width="0.75cm" svg:height="0.75cm" svg:x="6.75cm" svg:y="24cm">
          <text:p/>
        </draw:circle>
        <draw:circle draw:style-name="gr8" draw:text-style-name="P1" xml:id="id47" draw:id="id47" draw:layer="layout" svg:width="0.75cm" svg:height="0.749cm" draw:transform="skewX (-0.0013962634015952) translate (4.245cm 25.252cm)">
          <text:p/>
        </draw:circle>
        <draw:circle draw:style-name="gr8" draw:text-style-name="P1" xml:id="id61" draw:id="id61" draw:layer="layout" svg:width="0.75cm" svg:height="0.75cm" svg:x="6.75cm" svg:y="23cm">
          <text:p/>
        </draw:circle>
        <draw:circle draw:style-name="gr8" draw:text-style-name="P1" xml:id="id46" draw:id="id46" draw:layer="layout" svg:width="0.75cm" svg:height="0.75cm" svg:x="4.25cm" svg:y="22.75cm">
          <text:p/>
        </draw:circle>
        <draw:circle draw:style-name="gr8" draw:text-style-name="P1" xml:id="id52" draw:id="id52" draw:layer="layout" svg:width="0.75cm" svg:height="0.75cm" draw:transform="rotate (0.7853981633973) translate (6.095cm 26.374cm)">
          <text:p/>
        </draw:circle>
        <draw:connector draw:style-name="gr9" draw:text-style-name="P1" draw:layer="layout" draw:type="line" svg:x1="3.75cm" svg:y1="24.375cm" svg:x2="3.75cm" svg:y2="24.375cm" draw:start-shape="id43" draw:start-glue-point="1" draw:end-shape="id43" draw:end-glue-point="1" svg:d="M3750 24375z">
          <text:p/>
        </draw:connector>
        <draw:circle draw:style-name="gr8" draw:text-style-name="P1" xml:id="id55" draw:id="id55" draw:layer="layout" svg:width="0.75cm" svg:height="0.75cm" svg:x="3.25cm" svg:y="26.5cm">
          <text:p/>
        </draw:circle>
        <draw:circle draw:style-name="gr8" draw:text-style-name="P1" xml:id="id56" draw:id="id56" draw:layer="layout" svg:width="0.75cm" svg:height="0.75cm" svg:x="1.75cm" svg:y="25cm">
          <text:p/>
        </draw:circle>
        <draw:circle draw:style-name="gr8" draw:text-style-name="P1" xml:id="id66" draw:id="id66" draw:layer="layout" svg:width="0.75cm" svg:height="0.75cm" svg:x="6.75cm" svg:y="25cm">
          <text:p/>
        </draw:circle>
        <draw:circle draw:style-name="gr8" draw:text-style-name="P1" xml:id="id65" draw:id="id65" draw:layer="layout" svg:width="0.75cm" svg:height="0.75cm" svg:x="1.75cm" svg:y="23cm">
          <text:p/>
        </draw:circle>
        <draw:circle draw:style-name="gr8" draw:text-style-name="P1" xml:id="id63" draw:id="id63" draw:layer="layout" svg:width="0.75cm" svg:height="0.75cm" svg:x="3.25cm" svg:y="21.5cm">
          <text:p/>
        </draw:circle>
        <draw:circle draw:style-name="gr8" draw:text-style-name="P1" xml:id="id62" draw:id="id62" draw:layer="layout" svg:width="0.75cm" svg:height="0.75cm" svg:x="5.25cm" svg:y="21.5cm">
          <text:p/>
        </draw:circle>
        <draw:connector draw:style-name="gr9" draw:text-style-name="P1" draw:layer="layout" draw:type="line" svg:x1="5.5cm" svg:y1="24.375cm" svg:x2="5cm" svg:y2="24.375cm" draw:start-shape="id44" draw:start-glue-point="3" draw:end-shape="id45" draw:end-glue-point="1" svg:d="M5500 24375h-500">
          <text:p/>
        </draw:connector>
        <draw:connector draw:style-name="gr9" draw:text-style-name="P1" draw:layer="layout" draw:type="line" svg:x1="4.625cm" svg:y1="24cm" svg:x2="4.625cm" svg:y2="23.5cm" draw:start-shape="id45" draw:start-glue-point="0" draw:end-shape="id46" draw:end-glue-point="2" svg:d="M4625 24000v-500">
          <text:p/>
        </draw:connector>
        <draw:connector draw:style-name="gr9" draw:text-style-name="P1" draw:layer="layout" draw:type="line" svg:x1="4.25cm" svg:y1="24.375cm" svg:x2="3.75cm" svg:y2="24.375cm" draw:start-shape="id45" draw:start-glue-point="3" draw:end-shape="id43" draw:end-glue-point="1" svg:d="M4250 24375h-500">
          <text:p/>
        </draw:connector>
        <draw:connector draw:style-name="gr9" draw:text-style-name="P1" draw:layer="layout" draw:type="line" svg:x1="4.625cm" svg:y1="24.75cm" svg:x2="4.62cm" svg:y2="25.252cm" draw:start-shape="id45" draw:start-glue-point="2" draw:end-shape="id47" draw:end-glue-point="0" svg:d="M4625 24750l-5 502">
          <text:p/>
        </draw:connector>
        <draw:circle draw:style-name="gr7" draw:text-style-name="P1" xml:id="id48" draw:id="id48" draw:layer="layout" svg:width="0.75cm" svg:height="0.75cm" draw:transform="rotate (0.7853981633973) translate (4.093cm 24.38cm)">
          <text:p/>
        </draw:circle>
        <draw:connector draw:style-name="gr9" draw:text-style-name="P1" draw:layer="layout" draw:type="line" svg:x1="4.888cm" svg:y1="24.645cm" svg:x2="5.359cm" svg:y2="25.109cm" draw:start-shape="id48" draw:start-glue-point="2" draw:end-shape="id49" draw:end-glue-point="0" svg:d="M4888 24645l471 464">
          <text:p/>
        </draw:connector>
        <draw:connector draw:style-name="gr9" draw:text-style-name="P1" draw:layer="layout" draw:type="line" svg:x1="4.358cm" svg:y1="24.645cm" svg:x2="3.889cm" svg:y2="25.109cm" draw:start-shape="id48" draw:start-glue-point="3" draw:end-shape="id50" draw:end-glue-point="1" svg:d="M4358 24645l-469 464">
          <text:p/>
        </draw:connector>
        <draw:connector draw:style-name="gr9" draw:text-style-name="P1" draw:layer="layout" draw:type="line" svg:x1="4.358cm" svg:y1="24.115cm" svg:x2="3.89cm" svg:y2="23.641cm" draw:start-shape="id48" draw:start-glue-point="0" draw:end-shape="id51" draw:end-glue-point="2" svg:d="M4358 24115l-468-474">
          <text:p/>
        </draw:connector>
        <draw:connector draw:style-name="gr9" draw:text-style-name="P1" draw:layer="layout" draw:type="line" svg:x1="4.888cm" svg:y1="24.115cm" svg:x2="5.358cm" svg:y2="23.645cm" draw:start-shape="id48" draw:start-glue-point="1" draw:end-shape="id42" svg:d="M4888 24115l470-470">
          <text:p/>
        </draw:connector>
        <draw:circle draw:style-name="gr8" draw:text-style-name="P1" xml:id="id50" draw:id="id50" draw:layer="layout" svg:width="0.75cm" svg:height="0.75cm" draw:transform="rotate (0.7853981633973) translate (3.094cm 25.374cm)">
          <text:p/>
        </draw:circle>
        <draw:circle draw:style-name="gr8" draw:text-style-name="P1" xml:id="id51" draw:id="id51" draw:layer="layout" svg:width="0.75cm" svg:height="0.75cm" draw:transform="rotate (0.7853981633973) translate (3.095cm 23.376cm)">
          <text:p/>
        </draw:circle>
        <draw:circle draw:style-name="gr8" draw:text-style-name="P1" xml:id="id49" draw:id="id49" draw:layer="layout" svg:width="0.75cm" svg:height="0.75cm" draw:transform="rotate (0.7853981633973) translate (5.094cm 25.374cm)">
          <text:p/>
        </draw:circle>
        <draw:connector draw:style-name="gr9" draw:text-style-name="P1" draw:layer="layout" draw:type="line" svg:x1="5.889cm" svg:y1="25.639cm" svg:x2="6.36cm" svg:y2="26.109cm" draw:start-shape="id49" draw:start-glue-point="2" draw:end-shape="id52" svg:d="M5889 25639l471 470">
          <text:p/>
        </draw:connector>
        <draw:connector draw:style-name="gr9" draw:text-style-name="P1" draw:layer="layout" draw:type="line" svg:x1="5.624cm" svg:y1="26.495cm" svg:x2="5.889cm" svg:y2="25.639cm" draw:start-shape="id53" draw:start-glue-point="0" draw:end-shape="id49" draw:end-glue-point="2" svg:d="M5624 26495l265-856">
          <text:p/>
        </draw:connector>
        <draw:connector draw:style-name="gr9" draw:text-style-name="P1" draw:layer="layout" draw:type="line" svg:x1="4.625cm" svg:y1="26.5cm" svg:x2="4.621cm" svg:y2="26.001cm" draw:start-shape="id54" draw:start-glue-point="0" draw:end-shape="id47" draw:end-glue-point="2" svg:d="M4625 26500l-4-499">
          <text:p/>
        </draw:connector>
        <draw:connector draw:style-name="gr9" draw:text-style-name="P1" draw:layer="layout" draw:type="line" svg:x1="3.625cm" svg:y1="26.5cm" svg:x2="3.359cm" svg:y2="25.639cm" draw:start-shape="id55" draw:start-glue-point="0" draw:end-shape="id50" draw:end-glue-point="3" svg:d="M3625 26500l-266-861">
          <text:p/>
        </draw:connector>
        <draw:connector draw:style-name="gr9" draw:text-style-name="P1" draw:layer="layout" draw:type="line" svg:x1="2.5cm" svg:y1="25.375cm" svg:x2="3.359cm" svg:y2="25.639cm" draw:start-shape="id56" draw:start-glue-point="1" draw:end-shape="id50" draw:end-glue-point="3" svg:d="M2500 25375l859 264">
          <text:p/>
        </draw:connector>
        <draw:connector draw:style-name="gr9" draw:text-style-name="P1" draw:layer="layout" draw:type="line" svg:x1="2.5cm" svg:y1="24.375cm" svg:x2="3cm" svg:y2="24.375cm" draw:start-shape="id57" draw:start-glue-point="1" draw:end-shape="id43" draw:end-glue-point="3" svg:d="M2500 24375h500">
          <text:p/>
        </draw:connector>
        <draw:connector draw:style-name="gr9" draw:text-style-name="P1" draw:layer="layout" draw:type="line" svg:x1="4.625cm" svg:y1="22.75cm" svg:x2="4.625cm" svg:y2="22.25cm" draw:start-shape="id46" draw:start-glue-point="0" draw:end-shape="id58" draw:end-glue-point="2" svg:d="M4625 22750v-500">
          <text:p/>
        </draw:connector>
        <draw:connector draw:style-name="gr9" draw:text-style-name="P1" draw:layer="layout" draw:type="line" svg:x1="6.25cm" svg:y1="24.375cm" svg:x2="6.75cm" svg:y2="24.375cm" draw:start-shape="id44" draw:start-glue-point="1" draw:end-shape="id59" svg:d="M6250 24375h500">
          <text:p/>
        </draw:connector>
        <draw:connector draw:style-name="gr9" draw:text-style-name="P1" draw:layer="layout" draw:type="line" svg:x1="5.888cm" svg:y1="23.115cm" svg:x2="6.359cm" svg:y2="22.639cm" draw:start-shape="id42" draw:start-glue-point="1" draw:end-shape="id60" draw:end-glue-point="3" svg:d="M5888 23115l471-476">
          <text:p/>
        </draw:connector>
        <draw:connector draw:style-name="gr9" draw:text-style-name="P1" draw:layer="layout" draw:type="line" svg:x1="6.75cm" svg:y1="23.375cm" svg:x2="5.888cm" svg:y2="23.115cm" draw:start-shape="id61" draw:start-glue-point="3" draw:end-shape="id42" draw:end-glue-point="1" svg:d="M6750 23375l-862-260">
          <text:p/>
        </draw:connector>
        <draw:connector draw:style-name="gr9" draw:text-style-name="P1" draw:layer="layout" draw:type="line" svg:x1="5.625cm" svg:y1="22.25cm" svg:x2="5.888cm" svg:y2="23.115cm" draw:start-shape="id62" draw:start-glue-point="2" draw:end-shape="id42" draw:end-glue-point="1" svg:d="M5625 22250l263 865">
          <text:p/>
        </draw:connector>
        <draw:connector draw:style-name="gr9" draw:text-style-name="P1" draw:layer="layout" draw:type="line" svg:x1="3.625cm" svg:y1="22.25cm" svg:x2="3.36cm" svg:y2="23.111cm" draw:start-shape="id63" draw:start-glue-point="2" draw:end-shape="id51" draw:end-glue-point="0" svg:d="M3625 22250l-265 861">
          <text:p/>
        </draw:connector>
        <draw:connector draw:style-name="gr9" draw:text-style-name="P1" draw:layer="layout" draw:type="line" svg:x1="2.889cm" svg:y1="22.641cm" svg:x2="3.36cm" svg:y2="23.111cm" draw:start-shape="id64" draw:start-glue-point="2" draw:end-shape="id51" draw:end-glue-point="0" svg:d="M2889 22641l471 470">
          <text:p/>
        </draw:connector>
        <draw:connector draw:style-name="gr9" draw:text-style-name="P1" draw:layer="layout" draw:type="line" svg:x1="2.5cm" svg:y1="23.375cm" svg:x2="3.36cm" svg:y2="23.111cm" draw:start-shape="id65" draw:start-glue-point="1" draw:end-shape="id51" draw:end-glue-point="0" svg:d="M2500 23375l860-264">
          <text:p/>
        </draw:connector>
        <draw:connector draw:style-name="gr9" draw:text-style-name="P1" draw:layer="layout" draw:type="line" svg:x1="6.75cm" svg:y1="25.375cm" svg:x2="5.889cm" svg:y2="25.639cm" draw:start-shape="id66" draw:start-glue-point="3" draw:end-shape="id49" draw:end-glue-point="2" svg:d="M6750 25375l-861 264">
          <text:p/>
        </draw:connector>
        <draw:connector draw:style-name="gr9" draw:text-style-name="P1" draw:layer="layout" draw:type="line" svg:x1="3.359cm" svg:y1="25.639cm" svg:x2="2.892cm" svg:y2="26.111cm" draw:start-shape="id50" draw:start-glue-point="3" draw:end-shape="id67" draw:end-glue-point="1" svg:d="M3359 25639l-467 472">
          <text:p/>
        </draw:connector>
        <draw:connector draw:style-name="gr9" draw:text-style-name="P1" draw:layer="layout" draw:type="line" svg:x1="5.875cm" svg:y1="24cm" svg:x2="5.888cm" svg:y2="23.645cm" draw:start-shape="id44" draw:start-glue-point="0" draw:end-shape="id68" draw:end-glue-point="0" svg:d="M5875 24000l13-355">
          <text:p/>
        </draw:connector>
        <draw:connector draw:style-name="gr9" draw:text-style-name="P1" draw:layer="layout" draw:type="line" svg:x1="5.875cm" svg:y1="24.75cm" svg:x2="5.889cm" svg:y2="25.109cm" draw:start-shape="id44" draw:start-glue-point="2" draw:end-shape="id49" draw:end-glue-point="1" svg:d="M5875 24750l14 359">
          <text:p/>
        </draw:connector>
        <draw:connector draw:style-name="gr9" draw:text-style-name="P1" draw:layer="layout" draw:type="line" svg:x1="5.359cm" svg:y1="25.639cm" svg:x2="4.996cm" svg:y2="25.626cm" draw:start-shape="id49" draw:start-glue-point="3" draw:end-shape="id47" draw:end-glue-point="1" svg:d="M5359 25639l-363-13">
          <text:p/>
        </draw:connector>
        <draw:connector draw:style-name="gr9" draw:text-style-name="P1" draw:layer="layout" draw:type="line" svg:x1="4.246cm" svg:y1="25.626cm" svg:x2="3.889cm" svg:y2="25.639cm" draw:start-shape="id47" draw:start-glue-point="3" draw:end-shape="id50" draw:end-glue-point="2" svg:d="M4246 25626l-357 13">
          <text:p/>
        </draw:connector>
        <draw:connector draw:style-name="gr9" draw:text-style-name="P1" draw:layer="layout" draw:type="line" svg:x1="3.359cm" svg:y1="25.109cm" svg:x2="3.375cm" svg:y2="24.75cm" draw:start-shape="id50" draw:start-glue-point="0" draw:end-shape="id43" draw:end-glue-point="2" svg:d="M3359 25109l16-359">
          <text:p/>
        </draw:connector>
        <draw:connector draw:style-name="gr9" draw:text-style-name="P1" draw:layer="layout" draw:type="line" svg:x1="3.375cm" svg:y1="24cm" svg:x2="3.36cm" svg:y2="23.641cm" draw:start-shape="id43" draw:start-glue-point="0" draw:end-shape="id51" svg:d="M3375 24000l-15-359">
          <text:p/>
        </draw:connector>
        <draw:connector draw:style-name="gr9" draw:text-style-name="P1" draw:layer="layout" draw:type="line" svg:x1="3.89cm" svg:y1="23.111cm" svg:x2="4.25cm" svg:y2="23.125cm" draw:start-shape="id51" draw:start-glue-point="1" draw:end-shape="id46" draw:end-glue-point="3" svg:d="M3890 23111l360 14">
          <text:p/>
        </draw:connector>
        <draw:connector draw:style-name="gr9" draw:text-style-name="P1" draw:layer="layout" draw:type="line" svg:x1="5cm" svg:y1="23.125cm" svg:x2="5.358cm" svg:y2="23.115cm" draw:start-shape="id46" draw:start-glue-point="1" draw:end-shape="id42" draw:end-glue-point="0" svg:d="M5000 23125l358-10">
          <text:p/>
        </draw:connector>
        <draw:connector draw:style-name="gr6" draw:text-style-name="P1" draw:layer="layout" draw:type="line" svg:x1="9.29cm" svg:y1="25.831cm" svg:x2="9.31cm" svg:y2="25.87cm" svg:d="M9290 25831l20 39">
          <text:p/>
        </draw:connector>
        <draw:circle draw:style-name="gr8" draw:text-style-name="P1" draw:layer="layout" svg:width="0.75cm" svg:height="0.749cm" draw:transform="skewX (-0.00139626340159528) rotate (0.7853981633973) translate (4.096cm 23.125cm)">
          <text:p/>
        </draw:circle>
        <draw:circle draw:style-name="gr8" draw:text-style-name="P1" draw:layer="layout" svg:width="0.75cm" svg:height="0.749cm" draw:transform="skewX (-0.00139626340159528) rotate (0.7853981633973) translate (5.346cm 24.375cm)">
          <text:p/>
        </draw:circle>
        <draw:circle draw:style-name="gr8" draw:text-style-name="P1" draw:layer="layout" svg:width="0.75cm" svg:height="0.749cm" draw:transform="skewX (-0.00139626340159528) rotate (0.7853981633973) translate (4.096cm 25.625cm)">
          <text:p/>
        </draw:circle>
        <draw:circle draw:style-name="gr8" draw:text-style-name="P1" draw:layer="layout" svg:width="0.75cm" svg:height="0.749cm" draw:transform="skewX (-0.00139626340159528) rotate (0.7853981633973) translate (2.844cm 24.375cm)">
          <text:p/>
        </draw:circle>
        <draw:circle draw:style-name="gr8" draw:text-style-name="P1" xml:id="id53" draw:id="id53" draw:layer="layout" svg:width="0.75cm" svg:height="0.75cm" svg:x="5.249cm" svg:y="26.495cm">
          <text:p/>
        </draw:circle>
        <draw:circle draw:style-name="gr7" draw:text-style-name="P1" draw:layer="layout" svg:width="0.525cm" svg:height="0.525cm" draw:transform="rotate (-0.785398163398487) translate (5.629cm 26.497cm)">
          <text:p/>
        </draw:circle>
        <draw:circle draw:style-name="gr8" draw:text-style-name="P1" xml:id="id67" draw:id="id67" draw:layer="layout" svg:width="0.75cm" svg:height="0.75cm" draw:transform="skewX (-0.00401425727958611) rotate (0.783478301220106) translate (2.095cm 26.376cm)">
          <text:p/>
        </draw:circle>
        <draw:rect draw:style-name="gr1" draw:text-style-name="P1" draw:layer="layout" svg:width="7.25cm" svg:height="7.25cm" draw:transform="skewX (-0.000872664625997) translate (9.244cm 20.75cm)">
          <text:p/>
        </draw:rect>
        <draw:circle draw:style-name="gr7" draw:text-style-name="P1" xml:id="id72" draw:id="id72" draw:layer="layout" svg:width="0.75cm" svg:height="0.75cm" svg:x="12.5cm" svg:y="24cm">
          <text:p/>
        </draw:circle>
        <draw:circle draw:style-name="gr8" draw:text-style-name="P1" xml:id="id84" draw:id="id84" draw:layer="layout" svg:width="0.75cm" svg:height="0.75cm" svg:x="10cm" svg:y="24cm">
          <text:p/>
        </draw:circle>
        <draw:circle draw:style-name="gr8" draw:text-style-name="P1" xml:id="id71" draw:id="id71" draw:layer="layout" svg:width="0.75cm" svg:height="0.75cm" svg:x="13.75cm" svg:y="24cm">
          <text:p/>
        </draw:circle>
        <draw:circle draw:style-name="gr8" draw:text-style-name="P1" xml:id="id70" draw:id="id70" draw:layer="layout" svg:width="0.75cm" svg:height="0.75cm" svg:x="11.25cm" svg:y="24cm">
          <text:p/>
        </draw:circle>
        <draw:circle draw:style-name="gr8" draw:text-style-name="P1" xml:id="id69" draw:id="id69" draw:layer="layout" svg:width="0.75cm" svg:height="0.75cm" draw:transform="rotate (0.7853981633973) translate (13.845cm 22.874cm)">
          <text:p/>
        </draw:circle>
        <draw:circle draw:style-name="gr8" draw:text-style-name="P1" xml:id="id87" draw:id="id87" draw:layer="layout" svg:width="0.75cm" svg:height="0.749cm" draw:transform="skewX (-0.00139626340159528) rotate (0.7853981633973) translate (15.094cm 21.626cm)">
          <text:p/>
        </draw:circle>
        <draw:circle draw:style-name="gr8" draw:text-style-name="P1" xml:id="id81" draw:id="id81" draw:layer="layout" svg:width="0.75cm" svg:height="0.75cm" svg:x="12.5cm" svg:y="26.5cm">
          <text:p/>
        </draw:circle>
        <draw:circle draw:style-name="gr8" draw:text-style-name="P1" xml:id="id85" draw:id="id85" draw:layer="layout" svg:width="0.75cm" svg:height="0.75cm" svg:x="12.5cm" svg:y="21.5cm">
          <text:p/>
        </draw:circle>
        <draw:circle draw:style-name="gr8" draw:text-style-name="P1" xml:id="id92" draw:id="id92" draw:layer="layout" svg:width="0.75cm" svg:height="0.75cm" draw:transform="skewX (-0.00401425727958611) rotate (0.783478301220106) translate (9.595cm 21.626cm)">
          <text:p/>
        </draw:circle>
        <draw:connector draw:style-name="gr9" draw:text-style-name="P1" xml:id="id89" draw:id="id89" draw:layer="layout" draw:type="line" svg:x1="14.64cm" svg:y1="23.139cm" svg:x2="14.64cm" svg:y2="23.139cm" draw:start-shape="id69" draw:start-glue-point="2" draw:end-shape="id69" draw:end-glue-point="2" svg:d="M14640 23139z">
          <text:p/>
        </draw:connector>
        <draw:circle draw:style-name="gr8" draw:text-style-name="P1" xml:id="id86" draw:id="id86" draw:layer="layout" svg:width="0.75cm" svg:height="0.75cm" svg:x="15cm" svg:y="24cm">
          <text:p/>
        </draw:circle>
        <draw:circle draw:style-name="gr8" draw:text-style-name="P1" xml:id="id74" draw:id="id74" draw:layer="layout" svg:width="0.75cm" svg:height="0.749cm" draw:transform="skewX (-0.0013962634015952) translate (12.495cm 25.252cm)">
          <text:p/>
        </draw:circle>
        <draw:circle draw:style-name="gr8" draw:text-style-name="P1" xml:id="id88" draw:id="id88" draw:layer="layout" svg:width="0.75cm" svg:height="0.75cm" svg:x="15.5cm" svg:y="22.75cm">
          <text:p/>
        </draw:circle>
        <draw:circle draw:style-name="gr8" draw:text-style-name="P1" xml:id="id73" draw:id="id73" draw:layer="layout" svg:width="0.75cm" svg:height="0.75cm" svg:x="12.5cm" svg:y="22.75cm">
          <text:p/>
        </draw:circle>
        <draw:circle draw:style-name="gr8" draw:text-style-name="P1" xml:id="id79" draw:id="id79" draw:layer="layout" svg:width="0.75cm" svg:height="0.75cm" draw:transform="rotate (0.7853981633973) translate (15.095cm 27.124cm)">
          <text:p/>
        </draw:circle>
        <draw:connector draw:style-name="gr9" draw:text-style-name="P1" draw:layer="layout" draw:type="line" svg:x1="12cm" svg:y1="24.375cm" svg:x2="12cm" svg:y2="24.375cm" draw:start-shape="id70" draw:start-glue-point="1" draw:end-shape="id70" draw:end-glue-point="1" svg:d="M12000 24375z">
          <text:p/>
        </draw:connector>
        <draw:circle draw:style-name="gr8" draw:text-style-name="P1" xml:id="id82" draw:id="id82" draw:layer="layout" svg:width="0.75cm" svg:height="0.75cm" svg:x="11.25cm" svg:y="27cm">
          <text:p/>
        </draw:circle>
        <draw:circle draw:style-name="gr8" draw:text-style-name="P1" xml:id="id83" draw:id="id83" draw:layer="layout" svg:width="0.75cm" svg:height="0.75cm" svg:x="9.5cm" svg:y="25.25cm">
          <text:p/>
        </draw:circle>
        <draw:circle draw:style-name="gr8" draw:text-style-name="P1" xml:id="id94" draw:id="id94" draw:layer="layout" svg:width="0.75cm" svg:height="0.75cm" svg:x="15.5cm" svg:y="25.25cm">
          <text:p/>
        </draw:circle>
        <draw:circle draw:style-name="gr8" draw:text-style-name="P1" xml:id="id93" draw:id="id93" draw:layer="layout" svg:width="0.75cm" svg:height="0.75cm" svg:x="9.5cm" svg:y="22.75cm">
          <text:p/>
        </draw:circle>
        <draw:circle draw:style-name="gr8" draw:text-style-name="P1" xml:id="id91" draw:id="id91" draw:layer="layout" svg:width="0.75cm" svg:height="0.75cm" svg:x="11.25cm" svg:y="21cm">
          <text:p/>
        </draw:circle>
        <draw:circle draw:style-name="gr8" draw:text-style-name="P1" xml:id="id90" draw:id="id90" draw:layer="layout" svg:width="0.75cm" svg:height="0.75cm" svg:x="13.75cm" svg:y="21cm">
          <text:p/>
        </draw:circle>
        <draw:connector draw:style-name="gr9" draw:text-style-name="P1" draw:layer="layout" draw:type="line" svg:x1="13.75cm" svg:y1="24.375cm" svg:x2="13.25cm" svg:y2="24.375cm" draw:start-shape="id71" draw:start-glue-point="3" draw:end-shape="id72" draw:end-glue-point="1" svg:d="M13750 24375h-500">
          <text:p/>
        </draw:connector>
        <draw:connector draw:style-name="gr9" draw:text-style-name="P1" draw:layer="layout" draw:type="line" svg:x1="12.875cm" svg:y1="24cm" svg:x2="12.875cm" svg:y2="23.5cm" draw:start-shape="id72" draw:start-glue-point="0" draw:end-shape="id73" draw:end-glue-point="2" svg:d="M12875 24000v-500">
          <text:p/>
        </draw:connector>
        <draw:connector draw:style-name="gr9" draw:text-style-name="P1" draw:layer="layout" draw:type="line" svg:x1="12.5cm" svg:y1="24.375cm" svg:x2="12cm" svg:y2="24.375cm" draw:start-shape="id72" draw:start-glue-point="3" draw:end-shape="id70" draw:end-glue-point="1" svg:d="M12500 24375h-500">
          <text:p/>
        </draw:connector>
        <draw:connector draw:style-name="gr9" draw:text-style-name="P1" draw:layer="layout" draw:type="line" svg:x1="12.875cm" svg:y1="24.75cm" svg:x2="12.87cm" svg:y2="25.252cm" draw:start-shape="id72" draw:start-glue-point="2" draw:end-shape="id74" draw:end-glue-point="0" svg:d="M12875 24750l-5 502">
          <text:p/>
        </draw:connector>
        <draw:circle draw:style-name="gr7" draw:text-style-name="P1" xml:id="id75" draw:id="id75" draw:layer="layout" svg:width="0.75cm" svg:height="0.75cm" draw:transform="rotate (0.7853981633973) translate (12.343cm 24.38cm)">
          <text:p/>
        </draw:circle>
        <draw:connector draw:style-name="gr9" draw:text-style-name="P1" draw:layer="layout" draw:type="line" svg:x1="13.138cm" svg:y1="24.645cm" svg:x2="14.11cm" svg:y2="25.609cm" draw:start-shape="id75" draw:start-glue-point="2" draw:end-shape="id76" draw:end-glue-point="0" svg:d="M13138 24645l972 964">
          <text:p/>
        </draw:connector>
        <draw:connector draw:style-name="gr9" draw:text-style-name="P1" draw:layer="layout" draw:type="line" svg:x1="12.608cm" svg:y1="24.645cm" svg:x2="11.64cm" svg:y2="25.611cm" draw:start-shape="id75" draw:start-glue-point="3" draw:end-shape="id77" draw:end-glue-point="1" svg:d="M12608 24645l-968 966">
          <text:p/>
        </draw:connector>
        <draw:connector draw:style-name="gr9" draw:text-style-name="P1" draw:layer="layout" draw:type="line" svg:x1="12.608cm" svg:y1="24.115cm" svg:x2="11.639cm" svg:y2="23.141cm" draw:start-shape="id75" draw:start-glue-point="0" draw:end-shape="id78" draw:end-glue-point="2" svg:d="M12608 24115l-969-974">
          <text:p/>
        </draw:connector>
        <draw:connector draw:style-name="gr9" draw:text-style-name="P1" draw:layer="layout" draw:type="line" svg:x1="13.138cm" svg:y1="24.115cm" svg:x2="14.11cm" svg:y2="23.139cm" draw:start-shape="id75" draw:start-glue-point="1" draw:end-shape="id69" svg:d="M13138 24115l972-976">
          <text:p/>
        </draw:connector>
        <draw:circle draw:style-name="gr8" draw:text-style-name="P1" xml:id="id77" draw:id="id77" draw:layer="layout" svg:width="0.75cm" svg:height="0.75cm" draw:transform="rotate (0.7853981633973) translate (10.845cm 25.876cm)">
          <text:p/>
        </draw:circle>
        <draw:circle draw:style-name="gr8" draw:text-style-name="P1" xml:id="id78" draw:id="id78" draw:layer="layout" svg:width="0.75cm" svg:height="0.75cm" draw:transform="rotate (0.7853981633973) translate (10.844cm 22.876cm)">
          <text:p/>
        </draw:circle>
        <draw:circle draw:style-name="gr8" draw:text-style-name="P1" xml:id="id76" draw:id="id76" draw:layer="layout" svg:width="0.75cm" svg:height="0.75cm" draw:transform="rotate (0.7853981633973) translate (13.845cm 25.874cm)">
          <text:p/>
        </draw:circle>
        <draw:connector draw:style-name="gr9" draw:text-style-name="P1" draw:layer="layout" draw:type="line" svg:x1="14.64cm" svg:y1="26.139cm" svg:x2="15.36cm" svg:y2="26.859cm" draw:start-shape="id76" draw:start-glue-point="2" draw:end-shape="id79" svg:d="M14640 26139l720 720">
          <text:p/>
        </draw:connector>
        <draw:connector draw:style-name="gr9" draw:text-style-name="P1" draw:layer="layout" draw:type="line" svg:x1="14.125cm" svg:y1="27cm" svg:x2="14.11cm" svg:y2="26.139cm" draw:start-shape="id80" draw:start-glue-point="0" draw:end-shape="id76" draw:end-glue-point="3" svg:d="M14125 27000l-15-861">
          <text:p/>
        </draw:connector>
        <draw:connector draw:style-name="gr9" draw:text-style-name="P1" draw:layer="layout" draw:type="line" svg:x1="12.875cm" svg:y1="26.5cm" svg:x2="12.871cm" svg:y2="26.001cm" draw:start-shape="id81" draw:start-glue-point="0" draw:end-shape="id74" draw:end-glue-point="2" svg:d="M12875 26500l-4-499">
          <text:p/>
        </draw:connector>
        <draw:connector draw:style-name="gr9" draw:text-style-name="P1" draw:layer="layout" draw:type="line" svg:x1="11.625cm" svg:y1="27cm" svg:x2="11.64cm" svg:y2="26.141cm" draw:start-shape="id82" draw:start-glue-point="0" draw:end-shape="id77" draw:end-glue-point="2" svg:d="M11625 27000l15-859">
          <text:p/>
        </draw:connector>
        <draw:connector draw:style-name="gr9" draw:text-style-name="P1" draw:layer="layout" draw:type="line" svg:x1="10.25cm" svg:y1="25.625cm" svg:x2="11.11cm" svg:y2="25.611cm" draw:start-shape="id83" draw:start-glue-point="1" draw:end-shape="id77" draw:end-glue-point="0" svg:d="M10250 25625l860-14">
          <text:p/>
        </draw:connector>
        <draw:connector draw:style-name="gr9" draw:text-style-name="P1" draw:layer="layout" draw:type="line" svg:x1="10.75cm" svg:y1="24.375cm" svg:x2="11.25cm" svg:y2="24.375cm" draw:start-shape="id84" draw:start-glue-point="1" draw:end-shape="id70" draw:end-glue-point="3" svg:d="M10750 24375h500">
          <text:p/>
        </draw:connector>
        <draw:connector draw:style-name="gr9" draw:text-style-name="P1" draw:layer="layout" draw:type="line" svg:x1="12.875cm" svg:y1="22.75cm" svg:x2="12.875cm" svg:y2="22.25cm" draw:start-shape="id73" draw:start-glue-point="0" draw:end-shape="id85" draw:end-glue-point="2" svg:d="M12875 22750v-500">
          <text:p/>
        </draw:connector>
        <draw:connector draw:style-name="gr9" draw:text-style-name="P1" draw:layer="layout" draw:type="line" svg:x1="14.5cm" svg:y1="24.375cm" svg:x2="15cm" svg:y2="24.375cm" draw:start-shape="id71" draw:start-glue-point="1" draw:end-shape="id86" svg:d="M14500 24375h500">
          <text:p/>
        </draw:connector>
        <draw:connector draw:style-name="gr9" draw:text-style-name="P1" draw:layer="layout" draw:type="line" svg:x1="14.64cm" svg:y1="22.609cm" svg:x2="15.359cm" svg:y2="21.89cm" draw:start-shape="id69" draw:start-glue-point="1" draw:end-shape="id87" draw:end-glue-point="3" svg:d="M14640 22609l719-719">
          <text:p/>
        </draw:connector>
        <draw:connector draw:style-name="gr9" draw:text-style-name="P1" draw:layer="layout" draw:type="line" svg:x1="15.5cm" svg:y1="23.125cm" svg:x2="14.64cm" svg:y2="23.139cm" draw:start-shape="id88" draw:start-glue-point="3" draw:end-shape="id89" draw:end-glue-point="0" svg:d="M15500 23125l-860 14">
          <text:p/>
        </draw:connector>
        <draw:connector draw:style-name="gr9" draw:text-style-name="P1" draw:layer="layout" draw:type="line" svg:x1="14.125cm" svg:y1="21.75cm" svg:x2="14.11cm" svg:y2="22.609cm" draw:start-shape="id90" draw:start-glue-point="2" draw:end-shape="id69" draw:end-glue-point="0" svg:d="M14125 21750l-15 859">
          <text:p/>
        </draw:connector>
        <draw:connector draw:style-name="gr9" draw:text-style-name="P1" draw:layer="layout" draw:type="line" svg:x1="11.625cm" svg:y1="21.75cm" svg:x2="11.639cm" svg:y2="22.611cm" draw:start-shape="id91" draw:start-glue-point="2" draw:end-shape="id78" draw:end-glue-point="1" svg:d="M11625 21750l14 861">
          <text:p/>
        </draw:connector>
        <draw:connector draw:style-name="gr9" draw:text-style-name="P1" draw:layer="layout" draw:type="line" svg:x1="10.392cm" svg:y1="21.891cm" svg:x2="11.109cm" svg:y2="22.611cm" draw:start-shape="id92" draw:start-glue-point="2" draw:end-shape="id78" draw:end-glue-point="0" svg:d="M10392 21891l717 720">
          <text:p/>
        </draw:connector>
        <draw:connector draw:style-name="gr9" draw:text-style-name="P1" draw:layer="layout" draw:type="line" svg:x1="10.25cm" svg:y1="23.125cm" svg:x2="11.109cm" svg:y2="23.141cm" draw:start-shape="id93" draw:start-glue-point="1" draw:end-shape="id78" draw:end-glue-point="3" svg:d="M10250 23125l859 16">
          <text:p/>
        </draw:connector>
        <draw:connector draw:style-name="gr9" draw:text-style-name="P1" draw:layer="layout" draw:type="line" svg:x1="15.5cm" svg:y1="25.625cm" svg:x2="14.64cm" svg:y2="25.609cm" draw:start-shape="id94" draw:start-glue-point="3" draw:end-shape="id76" draw:end-glue-point="1" svg:d="M15500 25625l-860-16">
          <text:p/>
        </draw:connector>
        <draw:connector draw:style-name="gr9" draw:text-style-name="P1" draw:layer="layout" draw:type="line" svg:x1="11.11cm" svg:y1="26.141cm" svg:x2="10.389cm" svg:y2="26.861cm" draw:start-shape="id77" draw:start-glue-point="3" draw:end-shape="id95" draw:end-glue-point="1" svg:d="M11110 26141l-721 720">
          <text:p/>
        </draw:connector>
        <draw:circle draw:style-name="gr8" draw:text-style-name="P1" draw:layer="layout" svg:width="0.75cm" svg:height="0.749cm" draw:transform="skewX (-0.00139626340159528) rotate (0.7853981633973) translate (12.346cm 23.126cm)">
          <text:p/>
        </draw:circle>
        <draw:circle draw:style-name="gr8" draw:text-style-name="P1" draw:layer="layout" svg:width="0.75cm" svg:height="0.749cm" draw:transform="skewX (-0.00139626340159528) rotate (0.7853981633973) translate (13.596cm 24.375cm)">
          <text:p/>
        </draw:circle>
        <draw:circle draw:style-name="gr8" draw:text-style-name="P1" draw:layer="layout" svg:width="0.75cm" svg:height="0.749cm" draw:transform="skewX (-0.00139626340159528) rotate (0.7853981633973) translate (12.346cm 25.625cm)">
          <text:p/>
        </draw:circle>
        <draw:circle draw:style-name="gr8" draw:text-style-name="P1" draw:layer="layout" svg:width="0.75cm" svg:height="0.749cm" draw:transform="skewX (-0.00139626340159528) rotate (0.7853981633973) translate (11.094cm 24.375cm)">
          <text:p/>
        </draw:circle>
        <draw:circle draw:style-name="gr8" draw:text-style-name="P1" xml:id="id80" draw:id="id80" draw:layer="layout" svg:width="0.75cm" svg:height="0.75cm" svg:x="13.75cm" svg:y="27cm">
          <text:p/>
        </draw:circle>
        <draw:circle draw:style-name="gr7" draw:text-style-name="P1" draw:layer="layout" svg:width="0.525cm" svg:height="0.525cm" draw:transform="rotate (-0.785398163398487) translate (14.13cm 27.002cm)">
          <text:p/>
        </draw:circle>
        <draw:circle draw:style-name="gr8" draw:text-style-name="P1" xml:id="id95" draw:id="id95" draw:layer="layout" svg:width="0.75cm" svg:height="0.75cm" draw:transform="skewX (-0.00401425727958611) rotate (0.783478301220106) translate (9.592cm 27.126cm)">
          <text:p/>
        </draw:circle>
        <draw:rect draw:style-name="gr10" draw:text-style-name="P1" draw:layer="layout" svg:width="7.996cm" svg:height="7.95cm" svg:x="21.254cm" svg:y="16.5cm" draw:corner-radius="1cm">
          <text:p/>
        </draw:rect>
        <draw:circle draw:style-name="gr7" draw:text-style-name="P1" xml:id="id97" draw:id="id97" draw:layer="layout" svg:width="0.75cm" svg:height="0.75cm" svg:x="21.75cm" svg:y="17cm">
          <text:p/>
        </draw:circle>
        <draw:circle draw:style-name="gr8" draw:text-style-name="P1" xml:id="id99" draw:id="id99" draw:layer="layout" svg:width="0.75cm" svg:height="0.75cm" svg:x="23cm" svg:y="18.25cm">
          <text:p/>
        </draw:circle>
        <draw:circle draw:style-name="gr8" draw:text-style-name="P1" xml:id="id96" draw:id="id96" draw:layer="layout" svg:width="0.75cm" svg:height="0.75cm" svg:x="21.75cm" svg:y="18.25cm">
          <text:p/>
        </draw:circle>
        <draw:connector draw:style-name="gr9" draw:text-style-name="P1" xml:id="id98" draw:id="id98" draw:layer="layout" draw:type="line" svg:x1="22.5cm" svg:y1="18.625cm" svg:x2="22.5cm" svg:y2="18.625cm" draw:start-shape="id96" draw:start-glue-point="1" draw:end-shape="id96" draw:end-glue-point="1" svg:d="M22500 18625z">
          <text:p/>
        </draw:connector>
        <draw:connector draw:style-name="gr6" draw:text-style-name="P1" draw:layer="layout" draw:type="line" svg:x1="22.125cm" svg:y1="17.75cm" svg:x2="22.125cm" svg:y2="18.25cm" draw:start-shape="id97" draw:start-glue-point="2" draw:end-shape="id96" draw:end-glue-point="0" svg:d="M22125 17750v500">
          <text:p/>
        </draw:connector>
        <draw:connector draw:style-name="gr6" draw:text-style-name="P1" draw:layer="layout" draw:type="line" svg:x1="22.5cm" svg:y1="18.625cm" svg:x2="23cm" svg:y2="18.625cm" draw:start-shape="id98" draw:start-glue-point="0" draw:end-shape="id99" draw:end-glue-point="3" svg:d="M22500 18625h500">
          <text:p/>
        </draw:connector>
        <draw:circle draw:style-name="gr8" draw:text-style-name="P1" xml:id="id112" draw:id="id112" draw:layer="layout" svg:width="0.75cm" svg:height="0.75cm" svg:x="21.75cm" svg:y="23.25cm">
          <text:p/>
        </draw:circle>
        <draw:circle draw:style-name="gr8" draw:text-style-name="P1" xml:id="id107" draw:id="id107" draw:layer="layout" svg:width="0.75cm" svg:height="0.75cm" svg:x="21.75cm" svg:y="22cm">
          <text:p/>
        </draw:circle>
        <draw:circle draw:style-name="gr8" draw:text-style-name="P1" xml:id="id105" draw:id="id105" draw:layer="layout" svg:width="0.75cm" svg:height="0.75cm" svg:x="21.75cm" svg:y="20.75cm">
          <text:p/>
        </draw:circle>
        <draw:circle draw:style-name="gr8" draw:text-style-name="P1" xml:id="id109" draw:id="id109" draw:layer="layout" svg:width="0.75cm" svg:height="0.75cm" svg:x="24.25cm" svg:y="22cm">
          <text:p/>
        </draw:circle>
        <draw:circle draw:style-name="gr8" draw:text-style-name="P1" xml:id="id102" draw:id="id102" draw:layer="layout" svg:width="0.75cm" svg:height="0.75cm" svg:x="24.25cm" svg:y="19.5cm">
          <text:p/>
        </draw:circle>
        <draw:circle draw:style-name="gr8" draw:text-style-name="P1" xml:id="id103" draw:id="id103" draw:layer="layout" svg:width="0.75cm" svg:height="0.75cm" svg:x="24.25cm" svg:y="20.75cm">
          <text:p/>
        </draw:circle>
        <draw:circle draw:style-name="gr8" draw:text-style-name="P1" xml:id="id113" draw:id="id113" draw:layer="layout" svg:width="0.75cm" svg:height="0.75cm" svg:x="23cm" svg:y="23.25cm">
          <text:p/>
        </draw:circle>
        <draw:circle draw:style-name="gr8" draw:text-style-name="P1" xml:id="id104" draw:id="id104" draw:layer="layout" svg:width="0.75cm" svg:height="0.75cm" svg:x="23cm" svg:y="20.75cm">
          <text:p/>
        </draw:circle>
        <draw:circle draw:style-name="gr8" draw:text-style-name="P1" xml:id="id100" draw:id="id100" draw:layer="layout" svg:width="0.75cm" svg:height="0.75cm" svg:x="21.75cm" svg:y="19.5cm">
          <text:p/>
        </draw:circle>
        <draw:circle draw:style-name="gr8" draw:text-style-name="P1" xml:id="id111" draw:id="id111" draw:layer="layout" svg:width="0.75cm" svg:height="0.75cm" svg:x="26.75cm" svg:y="22cm">
          <text:p/>
        </draw:circle>
        <draw:circle draw:style-name="gr8" draw:text-style-name="P1" xml:id="id115" draw:id="id115" draw:layer="layout" svg:width="0.75cm" svg:height="0.75cm" svg:x="25.5cm" svg:y="23.25cm">
          <text:p/>
        </draw:circle>
        <draw:circle draw:style-name="gr8" draw:text-style-name="P1" xml:id="id114" draw:id="id114" draw:layer="layout" svg:width="0.75cm" svg:height="0.75cm" svg:x="24.25cm" svg:y="23.25cm">
          <text:p/>
        </draw:circle>
        <draw:circle draw:style-name="gr8" draw:text-style-name="P1" xml:id="id110" draw:id="id110" draw:layer="layout" svg:width="0.75cm" svg:height="0.75cm" svg:x="25.5cm" svg:y="22cm">
          <text:p/>
        </draw:circle>
        <draw:circle draw:style-name="gr8" draw:text-style-name="P1" xml:id="id106" draw:id="id106" draw:layer="layout" svg:width="0.75cm" svg:height="0.75cm" svg:x="25.5cm" svg:y="20.75cm">
          <text:p/>
        </draw:circle>
        <draw:circle draw:style-name="gr8" draw:text-style-name="P1" xml:id="id116" draw:id="id116" draw:layer="layout" svg:width="0.75cm" svg:height="0.75cm" svg:x="28cm" svg:y="23.25cm">
          <text:p/>
        </draw:circle>
        <draw:circle draw:style-name="gr8" draw:text-style-name="P1" xml:id="id101" draw:id="id101" draw:layer="layout" svg:width="0.75cm" svg:height="0.75cm" svg:x="23cm" svg:y="19.5cm">
          <text:p/>
        </draw:circle>
        <draw:connector draw:style-name="gr6" draw:text-style-name="P1" draw:layer="layout" draw:type="line" svg:x1="22.5cm" svg:y1="19.875cm" svg:x2="23cm" svg:y2="19.875cm" draw:start-shape="id100" draw:start-glue-point="1" draw:end-shape="id101" draw:end-glue-point="3" svg:d="M22500 19875h500">
          <text:p/>
        </draw:connector>
        <draw:connector draw:style-name="gr6" draw:text-style-name="P1" draw:layer="layout" draw:type="line" svg:x1="22.125cm" svg:y1="19.5cm" svg:x2="22.125cm" svg:y2="19cm" draw:start-shape="id100" draw:start-glue-point="0" draw:end-shape="id96" draw:end-glue-point="2" svg:d="M22125 19500v-500">
          <text:p/>
        </draw:connector>
        <draw:connector draw:style-name="gr6" draw:text-style-name="P1" draw:layer="layout" draw:type="line" svg:x1="23.375cm" svg:y1="19.5cm" svg:x2="23.375cm" svg:y2="19cm" draw:start-shape="id101" draw:start-glue-point="0" draw:end-shape="id99" draw:end-glue-point="2" svg:d="M23375 19500v-500">
          <text:p/>
        </draw:connector>
        <draw:connector draw:style-name="gr6" draw:text-style-name="P1" draw:layer="layout" draw:type="line" svg:x1="23.75cm" svg:y1="19.875cm" svg:x2="24.25cm" svg:y2="19.875cm" draw:start-shape="id101" draw:start-glue-point="1" draw:end-shape="id102" draw:end-glue-point="3" svg:d="M23750 19875h500">
          <text:p/>
        </draw:connector>
        <draw:connector draw:style-name="gr6" draw:text-style-name="P1" draw:layer="layout" draw:type="line" svg:x1="24.625cm" svg:y1="20.25cm" svg:x2="24.625cm" svg:y2="20.75cm" draw:start-shape="id102" draw:start-glue-point="2" draw:end-shape="id103" draw:end-glue-point="0" svg:d="M24625 20250v500">
          <text:p/>
        </draw:connector>
        <draw:connector draw:style-name="gr6" draw:text-style-name="P1" draw:layer="layout" draw:type="line" svg:x1="23.375cm" svg:y1="20.25cm" svg:x2="23.375cm" svg:y2="20.75cm" draw:start-shape="id101" draw:start-glue-point="2" draw:end-shape="id104" draw:end-glue-point="0" svg:d="M23375 20250v500">
          <text:p/>
        </draw:connector>
        <draw:connector draw:style-name="gr6" draw:text-style-name="P1" draw:layer="layout" draw:type="line" svg:x1="22.125cm" svg:y1="20.25cm" svg:x2="22.125cm" svg:y2="20.75cm" draw:start-shape="id100" draw:start-glue-point="2" draw:end-shape="id105" draw:end-glue-point="0" svg:d="M22125 20250v500">
          <text:p/>
        </draw:connector>
        <draw:connector draw:style-name="gr6" draw:text-style-name="P1" draw:layer="layout" draw:type="line" svg:x1="22.5cm" svg:y1="21.125cm" svg:x2="23cm" svg:y2="21.125cm" draw:start-shape="id105" draw:start-glue-point="1" draw:end-shape="id104" draw:end-glue-point="3" svg:d="M22500 21125h500">
          <text:p/>
        </draw:connector>
        <draw:connector draw:style-name="gr6" draw:text-style-name="P1" draw:layer="layout" draw:type="line" svg:x1="23.75cm" svg:y1="21.125cm" svg:x2="24.25cm" svg:y2="21.125cm" draw:start-shape="id104" draw:start-glue-point="1" draw:end-shape="id103" draw:end-glue-point="3" svg:d="M23750 21125h500">
          <text:p/>
        </draw:connector>
        <draw:connector draw:style-name="gr6" draw:text-style-name="P1" draw:layer="layout" draw:type="line" svg:x1="25cm" svg:y1="21.125cm" svg:x2="25.5cm" svg:y2="21.125cm" draw:start-shape="id103" draw:start-glue-point="1" draw:end-shape="id106" draw:end-glue-point="3" svg:d="M25000 21125h500">
          <text:p/>
        </draw:connector>
        <draw:connector draw:style-name="gr6" draw:text-style-name="P1" draw:layer="layout" draw:type="line" svg:x1="22.5cm" svg:y1="22.375cm" svg:x2="23cm" svg:y2="22.375cm" draw:start-shape="id107" draw:start-glue-point="1" draw:end-shape="id108" draw:end-glue-point="3" svg:d="M22500 22375h500">
          <text:p/>
        </draw:connector>
        <draw:connector draw:style-name="gr6" draw:text-style-name="P1" draw:layer="layout" draw:type="line" svg:x1="23.75cm" svg:y1="22.375cm" svg:x2="24.25cm" svg:y2="22.375cm" draw:start-shape="id108" draw:start-glue-point="1" draw:end-shape="id109" draw:end-glue-point="3" svg:d="M23750 22375h500">
          <text:p/>
        </draw:connector>
        <draw:connector draw:style-name="gr6" draw:text-style-name="P1" draw:layer="layout" draw:type="line" svg:x1="25cm" svg:y1="22.375cm" svg:x2="25.5cm" svg:y2="22.375cm" draw:start-shape="id109" draw:start-glue-point="1" draw:end-shape="id110" draw:end-glue-point="3" svg:d="M25000 22375h500">
          <text:p/>
        </draw:connector>
        <draw:connector draw:style-name="gr6" draw:text-style-name="P1" draw:layer="layout" draw:type="line" svg:x1="26.25cm" svg:y1="22.375cm" svg:x2="26.75cm" svg:y2="22.375cm" draw:start-shape="id110" draw:start-glue-point="1" draw:end-shape="id111" draw:end-glue-point="3" svg:d="M26250 22375h500">
          <text:p/>
        </draw:connector>
        <draw:connector draw:style-name="gr6" draw:text-style-name="P1" draw:layer="layout" draw:type="line" svg:x1="22.5cm" svg:y1="23.625cm" svg:x2="23cm" svg:y2="23.625cm" draw:start-shape="id112" draw:start-glue-point="1" draw:end-shape="id113" draw:end-glue-point="3" svg:d="M22500 23625h500">
          <text:p/>
        </draw:connector>
        <draw:connector draw:style-name="gr6" draw:text-style-name="P1" draw:layer="layout" draw:type="line" svg:x1="23.75cm" svg:y1="23.625cm" svg:x2="24.25cm" svg:y2="23.625cm" draw:start-shape="id113" draw:start-glue-point="1" draw:end-shape="id114" draw:end-glue-point="3" svg:d="M23750 23625h500">
          <text:p/>
        </draw:connector>
        <draw:connector draw:style-name="gr6" draw:text-style-name="P1" draw:layer="layout" draw:type="line" svg:x1="25cm" svg:y1="23.625cm" svg:x2="25.5cm" svg:y2="23.625cm" draw:start-shape="id114" draw:start-glue-point="1" draw:end-shape="id115" draw:end-glue-point="3" svg:d="M25000 23625h500">
          <text:p/>
        </draw:connector>
        <draw:connector draw:style-name="gr6" draw:text-style-name="P1" draw:layer="layout" draw:type="line" svg:x1="26.25cm" svg:y1="23.625cm" svg:x2="26.75cm" svg:y2="23.625cm" draw:start-shape="id115" draw:start-glue-point="1" svg:d="M26250 23625h500">
          <text:p/>
        </draw:connector>
        <draw:connector draw:style-name="gr6" draw:text-style-name="P1" draw:layer="layout" draw:type="line" svg:x1="27.5cm" svg:y1="23.625cm" svg:x2="28cm" svg:y2="23.625cm" draw:end-shape="id116" draw:end-glue-point="3" svg:d="M27500 23625h500">
          <text:p/>
        </draw:connector>
        <draw:connector draw:style-name="gr6" draw:text-style-name="P1" draw:layer="layout" draw:type="line" svg:x1="22.125cm" svg:y1="21.5cm" svg:x2="22.125cm" svg:y2="22cm" draw:start-shape="id105" draw:start-glue-point="2" draw:end-shape="id107" draw:end-glue-point="0" svg:d="M22125 21500v500">
          <text:p/>
        </draw:connector>
        <draw:connector draw:style-name="gr6" draw:text-style-name="P1" draw:layer="layout" draw:type="line" svg:x1="23.375cm" svg:y1="21.5cm" svg:x2="23.375cm" svg:y2="22cm" draw:start-shape="id104" draw:start-glue-point="2" draw:end-shape="id108" draw:end-glue-point="0" svg:d="M23375 21500v500">
          <text:p/>
        </draw:connector>
        <draw:connector draw:style-name="gr6" draw:text-style-name="P1" draw:layer="layout" draw:type="line" svg:x1="24.625cm" svg:y1="21.5cm" svg:x2="24.625cm" svg:y2="22cm" draw:start-shape="id103" draw:start-glue-point="2" draw:end-shape="id109" draw:end-glue-point="0" svg:d="M24625 21500v500">
          <text:p/>
        </draw:connector>
        <draw:connector draw:style-name="gr6" draw:text-style-name="P1" draw:layer="layout" draw:type="line" svg:x1="25.875cm" svg:y1="21.5cm" svg:x2="25.875cm" svg:y2="22cm" draw:start-shape="id106" draw:start-glue-point="2" draw:end-shape="id110" draw:end-glue-point="0" svg:d="M25875 21500v500">
          <text:p/>
        </draw:connector>
        <draw:connector draw:style-name="gr6" draw:text-style-name="P1" draw:layer="layout" draw:type="line" svg:x1="27.125cm" svg:y1="22.75cm" svg:x2="27.125cm" svg:y2="23.25cm" draw:start-shape="id111" draw:start-glue-point="2" svg:d="M27125 22750v500">
          <text:p/>
        </draw:connector>
        <draw:connector draw:style-name="gr6" draw:text-style-name="P1" draw:layer="layout" draw:type="line" svg:x1="25.875cm" svg:y1="22.75cm" svg:x2="25.875cm" svg:y2="23.25cm" draw:start-shape="id110" draw:start-glue-point="2" draw:end-shape="id115" draw:end-glue-point="0" svg:d="M25875 22750v500">
          <text:p/>
        </draw:connector>
        <draw:connector draw:style-name="gr6" draw:text-style-name="P1" draw:layer="layout" draw:type="line" svg:x1="24.625cm" svg:y1="22.75cm" svg:x2="24.625cm" svg:y2="23.25cm" draw:start-shape="id109" draw:start-glue-point="2" draw:end-shape="id114" draw:end-glue-point="0" svg:d="M24625 22750v500">
          <text:p/>
        </draw:connector>
        <draw:connector draw:style-name="gr6" draw:text-style-name="P1" draw:layer="layout" draw:type="line" svg:x1="23.375cm" svg:y1="22.75cm" svg:x2="23.375cm" svg:y2="23.25cm" draw:start-shape="id108" draw:start-glue-point="2" draw:end-shape="id113" draw:end-glue-point="0" svg:d="M23375 22750v500">
          <text:p/>
        </draw:connector>
        <draw:connector draw:style-name="gr6" draw:text-style-name="P1" draw:layer="layout" draw:type="line" svg:x1="22.125cm" svg:y1="22.75cm" svg:x2="22.125cm" svg:y2="23.25cm" draw:start-shape="id107" draw:start-glue-point="2" draw:end-shape="id112" draw:end-glue-point="0" svg:d="M22125 22750v500">
          <text:p/>
        </draw:connector>
        <draw:circle draw:style-name="gr8" draw:text-style-name="P1" xml:id="id108" draw:id="id108" draw:layer="layout" svg:width="0.75cm" svg:height="0.75cm" svg:x="23cm" svg:y="22cm">
          <text:p/>
        </draw:circle>
        <draw:circle draw:style-name="gr7" draw:text-style-name="P1" draw:layer="layout" svg:width="0.525cm" svg:height="0.525cm" draw:transform="rotate (-0.785398163398487) translate (23.38cm 22.002cm)">
          <text:p/>
        </draw:circle>
        <draw:circle draw:style-name="gr8" draw:text-style-name="P1" draw:layer="layout" svg:width="0.75cm" svg:height="0.75cm" svg:x="26.75cm" svg:y="23.25cm">
          <text:p/>
        </draw:circle>
        <draw:rect draw:style-name="gr11" draw:text-style-name="P1" draw:layer="layout" svg:width="7.996cm" svg:height="7.95cm" svg:x="21.75cm" svg:y="7.75cm" draw:corner-radius="1cm">
          <text:p/>
        </draw:rect>
        <draw:circle draw:style-name="gr7" draw:text-style-name="P1" xml:id="id118" draw:id="id118" draw:layer="layout" svg:width="0.75cm" svg:height="0.75cm" svg:x="23.496cm" svg:y="8cm">
          <text:p/>
        </draw:circle>
        <draw:circle draw:style-name="gr8" draw:text-style-name="P1" xml:id="id120" draw:id="id120" draw:layer="layout" svg:width="0.75cm" svg:height="0.75cm" svg:x="24.746cm" svg:y="9.25cm">
          <text:p/>
        </draw:circle>
        <draw:circle draw:style-name="gr8" draw:text-style-name="P1" xml:id="id117" draw:id="id117" draw:layer="layout" svg:width="0.75cm" svg:height="0.75cm" svg:x="23.496cm" svg:y="9.25cm">
          <text:p/>
        </draw:circle>
        <draw:connector draw:style-name="gr9" draw:text-style-name="P1" xml:id="id119" draw:id="id119" draw:layer="layout" draw:type="line" svg:x1="24.246cm" svg:y1="9.625cm" svg:x2="24.246cm" svg:y2="9.625cm" draw:start-shape="id117" draw:start-glue-point="1" draw:end-shape="id117" draw:end-glue-point="1" svg:d="M24246 9625z">
          <text:p/>
        </draw:connector>
        <draw:connector draw:style-name="gr9" draw:text-style-name="P1" draw:layer="layout" draw:type="line" svg:x1="23.871cm" svg:y1="8.75cm" svg:x2="23.871cm" svg:y2="9.25cm" draw:start-shape="id118" draw:start-glue-point="2" draw:end-shape="id117" draw:end-glue-point="0" svg:d="M23871 8750v500">
          <text:p/>
        </draw:connector>
        <draw:connector draw:style-name="gr9" draw:text-style-name="P1" draw:layer="layout" draw:type="line" svg:x1="24.246cm" svg:y1="9.625cm" svg:x2="24.746cm" svg:y2="9.625cm" draw:start-shape="id119" draw:start-glue-point="0" draw:end-shape="id120" draw:end-glue-point="3" svg:d="M24246 9625h500">
          <text:p/>
        </draw:connector>
        <draw:circle draw:style-name="gr8" draw:text-style-name="P1" xml:id="id133" draw:id="id133" draw:layer="layout" svg:width="0.75cm" svg:height="0.75cm" svg:x="23.496cm" svg:y="14.25cm">
          <text:p/>
        </draw:circle>
        <draw:circle draw:style-name="gr8" draw:text-style-name="P1" xml:id="id128" draw:id="id128" draw:layer="layout" svg:width="0.75cm" svg:height="0.75cm" svg:x="23.496cm" svg:y="13cm">
          <text:p/>
        </draw:circle>
        <draw:circle draw:style-name="gr8" draw:text-style-name="P1" xml:id="id126" draw:id="id126" draw:layer="layout" svg:width="0.75cm" svg:height="0.75cm" svg:x="23.496cm" svg:y="11.75cm">
          <text:p/>
        </draw:circle>
        <draw:circle draw:style-name="gr8" draw:text-style-name="P1" xml:id="id130" draw:id="id130" draw:layer="layout" svg:width="0.75cm" svg:height="0.75cm" svg:x="25.996cm" svg:y="13cm">
          <text:p/>
        </draw:circle>
        <draw:circle draw:style-name="gr8" draw:text-style-name="P1" xml:id="id123" draw:id="id123" draw:layer="layout" svg:width="0.75cm" svg:height="0.75cm" svg:x="25.996cm" svg:y="10.5cm">
          <text:p/>
        </draw:circle>
        <draw:circle draw:style-name="gr8" draw:text-style-name="P1" xml:id="id124" draw:id="id124" draw:layer="layout" svg:width="0.75cm" svg:height="0.75cm" svg:x="25.996cm" svg:y="11.75cm">
          <text:p/>
        </draw:circle>
        <draw:circle draw:style-name="gr8" draw:text-style-name="P1" xml:id="id134" draw:id="id134" draw:layer="layout" svg:width="0.75cm" svg:height="0.75cm" svg:x="24.746cm" svg:y="14.25cm">
          <text:p/>
        </draw:circle>
        <draw:circle draw:style-name="gr8" draw:text-style-name="P1" xml:id="id125" draw:id="id125" draw:layer="layout" svg:width="0.75cm" svg:height="0.75cm" svg:x="24.746cm" svg:y="11.75cm">
          <text:p/>
        </draw:circle>
        <draw:circle draw:style-name="gr8" draw:text-style-name="P1" xml:id="id121" draw:id="id121" draw:layer="layout" svg:width="0.75cm" svg:height="0.75cm" svg:x="23.496cm" svg:y="10.5cm">
          <text:p/>
        </draw:circle>
        <draw:circle draw:style-name="gr8" draw:text-style-name="P1" xml:id="id132" draw:id="id132" draw:layer="layout" svg:width="0.75cm" svg:height="0.75cm" svg:x="28.496cm" svg:y="13cm">
          <text:p/>
        </draw:circle>
        <draw:circle draw:style-name="gr8" draw:text-style-name="P1" xml:id="id136" draw:id="id136" draw:layer="layout" svg:width="0.75cm" svg:height="0.75cm" svg:x="27.246cm" svg:y="14.25cm">
          <text:p/>
        </draw:circle>
        <draw:circle draw:style-name="gr8" draw:text-style-name="P1" xml:id="id135" draw:id="id135" draw:layer="layout" svg:width="0.75cm" svg:height="0.75cm" svg:x="25.996cm" svg:y="14.25cm">
          <text:p/>
        </draw:circle>
        <draw:circle draw:style-name="gr8" draw:text-style-name="P1" xml:id="id131" draw:id="id131" draw:layer="layout" svg:width="0.75cm" svg:height="0.75cm" svg:x="27.246cm" svg:y="13cm">
          <text:p/>
        </draw:circle>
        <draw:circle draw:style-name="gr8" draw:text-style-name="P1" xml:id="id127" draw:id="id127" draw:layer="layout" svg:width="0.75cm" svg:height="0.75cm" svg:x="27.246cm" svg:y="11.75cm">
          <text:p/>
        </draw:circle>
        <draw:circle draw:style-name="gr8" draw:text-style-name="P1" xml:id="id122" draw:id="id122" draw:layer="layout" svg:width="0.75cm" svg:height="0.75cm" svg:x="24.746cm" svg:y="10.5cm">
          <text:p/>
        </draw:circle>
        <draw:connector draw:style-name="gr9" draw:text-style-name="P1" draw:layer="layout" draw:type="line" svg:x1="24.246cm" svg:y1="10.875cm" svg:x2="24.746cm" svg:y2="10.875cm" draw:start-shape="id121" draw:start-glue-point="1" draw:end-shape="id122" draw:end-glue-point="3" svg:d="M24246 10875h500">
          <text:p/>
        </draw:connector>
        <draw:connector draw:style-name="gr9" draw:text-style-name="P1" draw:layer="layout" draw:type="line" svg:x1="23.871cm" svg:y1="10.5cm" svg:x2="23.871cm" svg:y2="10cm" draw:start-shape="id121" draw:start-glue-point="0" draw:end-shape="id117" draw:end-glue-point="2" svg:d="M23871 10500v-500">
          <text:p/>
        </draw:connector>
        <draw:connector draw:style-name="gr9" draw:text-style-name="P1" draw:layer="layout" draw:type="line" svg:x1="25.121cm" svg:y1="10.5cm" svg:x2="25.121cm" svg:y2="10cm" draw:start-shape="id122" draw:start-glue-point="0" draw:end-shape="id120" draw:end-glue-point="2" svg:d="M25121 10500v-500">
          <text:p/>
        </draw:connector>
        <draw:connector draw:style-name="gr9" draw:text-style-name="P1" draw:layer="layout" draw:type="line" svg:x1="25.496cm" svg:y1="10.875cm" svg:x2="25.996cm" svg:y2="10.875cm" draw:start-shape="id122" draw:start-glue-point="1" draw:end-shape="id123" draw:end-glue-point="3" svg:d="M25496 10875h500">
          <text:p/>
        </draw:connector>
        <draw:connector draw:style-name="gr9" draw:text-style-name="P1" draw:layer="layout" draw:type="line" svg:x1="26.371cm" svg:y1="11.25cm" svg:x2="26.371cm" svg:y2="11.75cm" draw:end-shape="id124" draw:end-glue-point="0" svg:d="M26371 11250v500">
          <text:p/>
        </draw:connector>
        <draw:connector draw:style-name="gr9" draw:text-style-name="P1" draw:layer="layout" draw:type="line" svg:x1="25.121cm" svg:y1="11.25cm" svg:x2="25.121cm" svg:y2="11.75cm" draw:end-shape="id125" draw:end-glue-point="0" svg:d="M25121 11250v500">
          <text:p/>
        </draw:connector>
        <draw:connector draw:style-name="gr9" draw:text-style-name="P1" draw:layer="layout" draw:type="line" svg:x1="23.871cm" svg:y1="11.25cm" svg:x2="23.871cm" svg:y2="11.75cm" draw:end-shape="id126" draw:end-glue-point="0" svg:d="M23871 11250v500">
          <text:p/>
        </draw:connector>
        <draw:connector draw:style-name="gr9" draw:text-style-name="P1" draw:layer="layout" draw:type="line" svg:x1="24.246cm" svg:y1="12.125cm" svg:x2="24.746cm" svg:y2="12.125cm" draw:start-shape="id126" draw:start-glue-point="1" draw:end-shape="id125" draw:end-glue-point="3" svg:d="M24246 12125h500">
          <text:p/>
        </draw:connector>
        <draw:connector draw:style-name="gr9" draw:text-style-name="P1" draw:layer="layout" draw:type="line" svg:x1="25.496cm" svg:y1="12.125cm" svg:x2="25.996cm" svg:y2="12.125cm" draw:start-shape="id125" draw:start-glue-point="1" draw:end-shape="id124" draw:end-glue-point="3" svg:d="M25496 12125h500">
          <text:p/>
        </draw:connector>
        <draw:connector draw:style-name="gr9" draw:text-style-name="P1" draw:layer="layout" draw:type="line" svg:x1="26.746cm" svg:y1="12.125cm" svg:x2="27.246cm" svg:y2="12.125cm" draw:start-shape="id124" draw:start-glue-point="1" draw:end-shape="id127" draw:end-glue-point="3" svg:d="M26746 12125h500">
          <text:p/>
        </draw:connector>
        <draw:connector draw:style-name="gr9" draw:text-style-name="P1" draw:layer="layout" draw:type="line" svg:x1="24.246cm" svg:y1="13.375cm" svg:x2="24.746cm" svg:y2="13.375cm" draw:start-shape="id128" draw:start-glue-point="1" draw:end-shape="id129" draw:end-glue-point="3" svg:d="M24246 13375h500">
          <text:p/>
        </draw:connector>
        <draw:connector draw:style-name="gr9" draw:text-style-name="P1" draw:layer="layout" draw:type="line" svg:x1="25.496cm" svg:y1="13.375cm" svg:x2="25.996cm" svg:y2="13.375cm" draw:start-shape="id129" draw:start-glue-point="1" draw:end-shape="id130" draw:end-glue-point="3" svg:d="M25496 13375h500">
          <text:p/>
        </draw:connector>
        <draw:connector draw:style-name="gr9" draw:text-style-name="P1" draw:layer="layout" draw:type="line" svg:x1="26.746cm" svg:y1="13.375cm" svg:x2="27.246cm" svg:y2="13.375cm" draw:start-shape="id130" draw:start-glue-point="1" draw:end-shape="id131" draw:end-glue-point="3" svg:d="M26746 13375h500">
          <text:p/>
        </draw:connector>
        <draw:connector draw:style-name="gr9" draw:text-style-name="P1" draw:layer="layout" draw:type="line" svg:x1="27.996cm" svg:y1="13.375cm" svg:x2="28.496cm" svg:y2="13.375cm" draw:start-shape="id131" draw:start-glue-point="1" draw:end-shape="id132" draw:end-glue-point="3" svg:d="M27996 13375h500">
          <text:p/>
        </draw:connector>
        <draw:connector draw:style-name="gr9" draw:text-style-name="P1" draw:layer="layout" draw:type="line" svg:x1="24.246cm" svg:y1="14.625cm" svg:x2="24.746cm" svg:y2="14.625cm" draw:start-shape="id133" draw:start-glue-point="1" draw:end-shape="id134" draw:end-glue-point="3" svg:d="M24246 14625h500">
          <text:p/>
        </draw:connector>
        <draw:connector draw:style-name="gr9" draw:text-style-name="P1" draw:layer="layout" draw:type="line" svg:x1="25.496cm" svg:y1="14.625cm" svg:x2="25.996cm" svg:y2="14.625cm" draw:start-shape="id134" draw:start-glue-point="1" draw:end-shape="id135" draw:end-glue-point="3" svg:d="M25496 14625h500">
          <text:p/>
        </draw:connector>
        <draw:connector draw:style-name="gr9" draw:text-style-name="P1" draw:layer="layout" draw:type="line" svg:x1="26.746cm" svg:y1="14.625cm" svg:x2="27.246cm" svg:y2="14.625cm" draw:start-shape="id135" draw:start-glue-point="1" draw:end-shape="id136" draw:end-glue-point="3" svg:d="M26746 14625h500">
          <text:p/>
        </draw:connector>
        <draw:connector draw:style-name="gr9" draw:text-style-name="P1" draw:layer="layout" draw:type="line" svg:x1="27.996cm" svg:y1="14.625cm" svg:x2="28.496cm" svg:y2="14.625cm" draw:start-shape="id136" draw:start-glue-point="1" draw:end-shape="id137" draw:end-glue-point="3" svg:d="M27996 14625h500">
          <text:p/>
        </draw:connector>
        <draw:connector draw:style-name="gr9" draw:text-style-name="P1" draw:layer="layout" draw:type="line" svg:x1="23.871cm" svg:y1="12.5cm" svg:x2="23.871cm" svg:y2="13cm" draw:start-shape="id126" draw:start-glue-point="2" draw:end-shape="id128" draw:end-glue-point="0" svg:d="M23871 12500v500">
          <text:p/>
        </draw:connector>
        <draw:connector draw:style-name="gr9" draw:text-style-name="P1" draw:layer="layout" draw:type="line" svg:x1="25.121cm" svg:y1="12.5cm" svg:x2="25.121cm" svg:y2="13cm" draw:start-shape="id125" draw:start-glue-point="2" draw:end-shape="id129" draw:end-glue-point="0" svg:d="M25121 12500v500">
          <text:p/>
        </draw:connector>
        <draw:connector draw:style-name="gr9" draw:text-style-name="P1" draw:layer="layout" draw:type="line" svg:x1="26.371cm" svg:y1="12.5cm" svg:x2="26.371cm" svg:y2="13cm" draw:start-shape="id124" draw:start-glue-point="2" draw:end-shape="id130" draw:end-glue-point="0" svg:d="M26371 12500v500">
          <text:p/>
        </draw:connector>
        <draw:connector draw:style-name="gr9" draw:text-style-name="P1" draw:layer="layout" draw:type="line" svg:x1="27.621cm" svg:y1="12.5cm" svg:x2="27.621cm" svg:y2="13cm" draw:start-shape="id127" draw:start-glue-point="2" draw:end-shape="id131" draw:end-glue-point="0" svg:d="M27621 12500v500">
          <text:p/>
        </draw:connector>
        <draw:connector draw:style-name="gr9" draw:text-style-name="P1" draw:layer="layout" draw:type="line" svg:x1="28.871cm" svg:y1="13.75cm" svg:x2="28.871cm" svg:y2="14.3cm" draw:start-shape="id132" draw:start-glue-point="2" svg:d="M28871 13750v550">
          <text:p/>
        </draw:connector>
        <draw:connector draw:style-name="gr9" draw:text-style-name="P1" draw:layer="layout" draw:type="line" svg:x1="27.621cm" svg:y1="13.75cm" svg:x2="27.621cm" svg:y2="14.25cm" draw:start-shape="id131" draw:start-glue-point="2" draw:end-shape="id136" draw:end-glue-point="0" svg:d="M27621 13750v500">
          <text:p/>
        </draw:connector>
        <draw:connector draw:style-name="gr9" draw:text-style-name="P1" draw:layer="layout" draw:type="line" svg:x1="26.371cm" svg:y1="13.75cm" svg:x2="26.371cm" svg:y2="14.25cm" draw:start-shape="id130" draw:start-glue-point="2" draw:end-shape="id135" draw:end-glue-point="0" svg:d="M26371 13750v500">
          <text:p/>
        </draw:connector>
        <draw:connector draw:style-name="gr9" draw:text-style-name="P1" draw:layer="layout" draw:type="line" svg:x1="25.121cm" svg:y1="13.75cm" svg:x2="25.121cm" svg:y2="14.25cm" draw:start-shape="id129" draw:start-glue-point="2" draw:end-shape="id134" draw:end-glue-point="0" svg:d="M25121 13750v500">
          <text:p/>
        </draw:connector>
        <draw:connector draw:style-name="gr9" draw:text-style-name="P1" draw:layer="layout" draw:type="line" svg:x1="23.871cm" svg:y1="13.75cm" svg:x2="23.871cm" svg:y2="14.25cm" draw:start-shape="id128" draw:start-glue-point="2" draw:end-shape="id133" draw:end-glue-point="0" svg:d="M23871 13750v500">
          <text:p/>
        </draw:connector>
        <draw:circle draw:style-name="gr8" draw:text-style-name="P1" xml:id="id129" draw:id="id129" draw:layer="layout" svg:width="0.75cm" svg:height="0.75cm" svg:x="24.746cm" svg:y="13cm">
          <text:p/>
        </draw:circle>
        <draw:circle draw:style-name="gr7" draw:text-style-name="P1" draw:layer="layout" svg:width="0.525cm" svg:height="0.525cm" draw:transform="rotate (-0.785398163398487) translate (25.126cm 13.002cm)">
          <text:p/>
        </draw:circle>
        <draw:circle draw:style-name="gr8" draw:text-style-name="P1" xml:id="id137" draw:id="id137" draw:layer="layout" svg:width="0.75cm" svg:height="0.75cm" svg:x="28.496cm" svg:y="14.25cm">
          <text:p/>
        </draw:circle>
        <draw:circle draw:style-name="gr8" draw:text-style-name="P1" xml:id="id142" draw:id="id142" draw:layer="layout" svg:width="0.75cm" svg:height="0.75cm" svg:x="22.246cm" svg:y="9.25cm">
          <text:p/>
        </draw:circle>
        <draw:circle draw:style-name="gr8" draw:text-style-name="P1" xml:id="id138" draw:id="id138" draw:layer="layout" svg:width="0.75cm" svg:height="0.75cm" svg:x="22.246cm" svg:y="14.25cm">
          <text:p/>
        </draw:circle>
        <draw:circle draw:style-name="gr8" draw:text-style-name="P1" xml:id="id139" draw:id="id139" draw:layer="layout" svg:width="0.75cm" svg:height="0.75cm" svg:x="22.246cm" svg:y="13cm">
          <text:p/>
        </draw:circle>
        <draw:circle draw:style-name="gr8" draw:text-style-name="P1" xml:id="id140" draw:id="id140" draw:layer="layout" svg:width="0.75cm" svg:height="0.75cm" svg:x="22.246cm" svg:y="11.75cm">
          <text:p/>
        </draw:circle>
        <draw:circle draw:style-name="gr8" draw:text-style-name="P1" xml:id="id141" draw:id="id141" draw:layer="layout" svg:width="0.75cm" svg:height="0.75cm" svg:x="22.246cm" svg:y="10.5cm">
          <text:p/>
        </draw:circle>
        <draw:connector draw:style-name="gr12" draw:text-style-name="P1" draw:layer="layout" draw:type="line" svg:x1="23.496cm" svg:y1="14.625cm" svg:x2="22.996cm" svg:y2="14.625cm" draw:start-shape="id133" draw:start-glue-point="3" draw:end-shape="id138" draw:end-glue-point="1" svg:d="M23496 14625h-500">
          <text:p/>
        </draw:connector>
        <draw:connector draw:style-name="gr12" draw:text-style-name="P1" draw:layer="layout" draw:type="line" svg:x1="23.496cm" svg:y1="13.375cm" svg:x2="22.996cm" svg:y2="13.375cm" draw:start-shape="id128" draw:start-glue-point="3" draw:end-shape="id139" draw:end-glue-point="1" svg:d="M23496 13375h-500">
          <text:p/>
        </draw:connector>
        <draw:connector draw:style-name="gr12" draw:text-style-name="P1" draw:layer="layout" draw:type="line" svg:x1="23.496cm" svg:y1="12.125cm" svg:x2="22.996cm" svg:y2="12.125cm" draw:start-shape="id126" draw:start-glue-point="3" draw:end-shape="id140" draw:end-glue-point="1" svg:d="M23496 12125h-500">
          <text:p/>
        </draw:connector>
        <draw:connector draw:style-name="gr12" draw:text-style-name="P1" draw:layer="layout" draw:type="line" svg:x1="23.496cm" svg:y1="10.875cm" svg:x2="22.996cm" svg:y2="10.875cm" draw:start-shape="id121" draw:start-glue-point="3" draw:end-shape="id141" draw:end-glue-point="1" svg:d="M23496 10875h-500">
          <text:p/>
        </draw:connector>
        <draw:connector draw:style-name="gr12" draw:text-style-name="P1" draw:layer="layout" draw:type="line" svg:x1="23.496cm" svg:y1="9.625cm" svg:x2="22.996cm" svg:y2="9.625cm" draw:start-shape="id117" draw:start-glue-point="3" draw:end-shape="id142" draw:end-glue-point="1" svg:d="M23496 9625h-500">
          <text:p/>
        </draw:connector>
        <draw:connector draw:style-name="gr12" draw:text-style-name="P1" draw:layer="layout" draw:type="line" svg:x1="22.621cm" svg:y1="10cm" svg:x2="22.621cm" svg:y2="10.5cm" draw:start-shape="id142" draw:start-glue-point="2" draw:end-shape="id141" draw:end-glue-point="0" svg:d="M22621 10000v500">
          <text:p/>
        </draw:connector>
        <draw:connector draw:style-name="gr12" draw:text-style-name="P1" draw:layer="layout" draw:type="line" svg:x1="22.621cm" svg:y1="11.25cm" svg:x2="22.621cm" svg:y2="11.75cm" draw:start-shape="id141" draw:start-glue-point="2" draw:end-shape="id140" draw:end-glue-point="0" svg:d="M22621 11250v500">
          <text:p/>
        </draw:connector>
        <draw:connector draw:style-name="gr12" draw:text-style-name="P1" draw:layer="layout" draw:type="line" svg:x1="22.621cm" svg:y1="12.5cm" svg:x2="22.621cm" svg:y2="13cm" draw:start-shape="id140" draw:start-glue-point="2" draw:end-shape="id139" draw:end-glue-point="0" svg:d="M22621 12500v500">
          <text:p/>
        </draw:connector>
        <draw:connector draw:style-name="gr12" draw:text-style-name="P1" draw:layer="layout" draw:type="line" svg:x1="22.621cm" svg:y1="13.75cm" svg:x2="22.621cm" svg:y2="14.25cm" draw:start-shape="id139" draw:start-glue-point="2" draw:end-shape="id138" draw:end-glue-point="0" svg:d="M22621 13750v500">
          <text:p/>
        </draw:connector>
        <draw:rect draw:style-name="gr13" draw:text-style-name="P1" draw:layer="layout" svg:width="8.246cm" svg:height="8.2cm" svg:x="21.254cm" svg:y="-1.75cm" draw:corner-radius="1cm">
          <text:p/>
        </draw:rect>
        <draw:circle draw:style-name="gr7" draw:text-style-name="P1" xml:id="id144" draw:id="id144" draw:layer="layout" svg:width="0.75cm" svg:height="0.75cm" svg:x="23.754cm" svg:y="-1.55cm">
          <text:p/>
        </draw:circle>
        <draw:circle draw:style-name="gr8" draw:text-style-name="P1" xml:id="id147" draw:id="id147" draw:layer="layout" svg:width="0.75cm" svg:height="0.75cm" svg:x="25.004cm" svg:y="0.2cm">
          <text:p/>
        </draw:circle>
        <draw:circle draw:style-name="gr8" draw:text-style-name="P1" xml:id="id143" draw:id="id143" draw:layer="layout" svg:width="0.75cm" svg:height="0.75cm" svg:x="23.754cm" svg:y="0.2cm">
          <text:p/>
        </draw:circle>
        <draw:connector draw:style-name="gr9" draw:text-style-name="P1" draw:layer="layout" draw:type="line" svg:x1="24.504cm" svg:y1="0.575cm" svg:x2="24.504cm" svg:y2="0.575cm" draw:start-shape="id143" draw:start-glue-point="1" draw:end-shape="id143" draw:end-glue-point="1" svg:d="M24504 575z">
          <text:p/>
        </draw:connector>
        <draw:connector draw:style-name="gr9" draw:text-style-name="P1" draw:layer="layout" draw:type="line" svg:x1="24.129cm" svg:y1="-0.8cm" svg:x2="24.129cm" svg:y2="0.2cm" draw:start-shape="id144" draw:start-glue-point="2" draw:end-shape="id143" draw:end-glue-point="0" svg:d="M24129-800v1000">
          <text:p/>
        </draw:connector>
        <draw:circle draw:style-name="gr8" draw:text-style-name="P1" xml:id="id152" draw:id="id152" draw:layer="layout" svg:width="0.75cm" svg:height="0.75cm" svg:x="23.754cm" svg:y="5.2cm">
          <text:p/>
        </draw:circle>
        <draw:circle draw:style-name="gr8" draw:text-style-name="P1" xml:id="id151" draw:id="id151" draw:layer="layout" svg:width="0.75cm" svg:height="0.75cm" svg:x="23.754cm" svg:y="3.7cm">
          <text:p/>
        </draw:circle>
        <draw:circle draw:style-name="gr8" draw:text-style-name="P1" xml:id="id154" draw:id="id154" draw:layer="layout" svg:width="0.75cm" svg:height="0.75cm" svg:x="26.254cm" svg:y="5.2cm">
          <text:p/>
        </draw:circle>
        <draw:circle draw:style-name="gr8" draw:text-style-name="P1" xml:id="id148" draw:id="id148" draw:layer="layout" svg:width="0.75cm" svg:height="0.75cm" svg:x="26.254cm" svg:y="1.95cm">
          <text:p/>
        </draw:circle>
        <draw:circle draw:style-name="gr8" draw:text-style-name="P1" xml:id="id149" draw:id="id149" draw:layer="layout" svg:width="0.75cm" svg:height="0.75cm" svg:x="26.254cm" svg:y="3.7cm">
          <text:p/>
        </draw:circle>
        <draw:circle draw:style-name="gr8" draw:text-style-name="P1" xml:id="id150" draw:id="id150" draw:layer="layout" svg:width="0.75cm" svg:height="0.75cm" svg:x="25.004cm" svg:y="3.7cm">
          <text:p/>
        </draw:circle>
        <draw:circle draw:style-name="gr8" draw:text-style-name="P1" xml:id="id145" draw:id="id145" draw:layer="layout" svg:width="0.75cm" svg:height="0.75cm" svg:x="23.754cm" svg:y="1.95cm">
          <text:p/>
        </draw:circle>
        <draw:circle draw:style-name="gr8" draw:text-style-name="P1" xml:id="id156" draw:id="id156" draw:layer="layout" svg:width="0.75cm" svg:height="0.75cm" svg:x="27.504cm" svg:y="5.2cm">
          <text:p/>
        </draw:circle>
        <draw:circle draw:style-name="gr8" draw:text-style-name="P1" xml:id="id155" draw:id="id155" draw:layer="layout" svg:width="0.75cm" svg:height="0.75cm" svg:x="27.504cm" svg:y="3.7cm">
          <text:p/>
        </draw:circle>
        <draw:circle draw:style-name="gr8" draw:text-style-name="P1" xml:id="id146" draw:id="id146" draw:layer="layout" svg:width="0.75cm" svg:height="0.75cm" svg:x="25.004cm" svg:y="1.95cm">
          <text:p/>
        </draw:circle>
        <draw:connector draw:style-name="gr9" draw:text-style-name="P1" draw:layer="layout" draw:type="line" svg:x1="24.129cm" svg:y1="1.95cm" svg:x2="24.129cm" svg:y2="0.95cm" draw:start-shape="id145" draw:start-glue-point="0" draw:end-shape="id143" draw:end-glue-point="2" svg:d="M24129 1950v-1000">
          <text:p/>
        </draw:connector>
        <draw:connector draw:style-name="gr9" draw:text-style-name="P1" draw:layer="layout" draw:type="line" svg:x1="25.379cm" svg:y1="1.95cm" svg:x2="25.379cm" svg:y2="0.95cm" draw:start-shape="id146" draw:start-glue-point="0" draw:end-shape="id147" draw:end-glue-point="2" svg:d="M25379 1950v-1000">
          <text:p/>
        </draw:connector>
        <draw:connector draw:style-name="gr9" draw:text-style-name="P1" draw:layer="layout" draw:type="line" svg:x1="26.629cm" svg:y1="2.7cm" svg:x2="26.629cm" svg:y2="3.7cm" draw:start-shape="id148" draw:start-glue-point="2" draw:end-shape="id149" draw:end-glue-point="0" svg:d="M26629 2700v1000">
          <text:p/>
        </draw:connector>
        <draw:connector draw:style-name="gr9" draw:text-style-name="P1" draw:layer="layout" draw:type="line" svg:x1="25.379cm" svg:y1="2.7cm" svg:x2="25.379cm" svg:y2="3.7cm" draw:start-shape="id146" draw:start-glue-point="2" draw:end-shape="id150" draw:end-glue-point="0" svg:d="M25379 2700v1000">
          <text:p/>
        </draw:connector>
        <draw:connector draw:style-name="gr9" draw:text-style-name="P1" draw:layer="layout" draw:type="line" svg:x1="24.129cm" svg:y1="2.7cm" svg:x2="24.129cm" svg:y2="3.7cm" draw:start-shape="id145" draw:start-glue-point="2" draw:end-shape="id151" draw:end-glue-point="0" svg:d="M24129 2700v1000">
          <text:p/>
        </draw:connector>
        <draw:connector draw:style-name="gr9" draw:text-style-name="P1" draw:layer="layout" draw:type="line" svg:x1="24.129cm" svg:y1="4.45cm" svg:x2="24.129cm" svg:y2="5.2cm" draw:start-shape="id151" draw:start-glue-point="2" draw:end-shape="id152" draw:end-glue-point="0" svg:d="M24129 4450v750">
          <text:p/>
        </draw:connector>
        <draw:connector draw:style-name="gr9" draw:text-style-name="P1" draw:layer="layout" draw:type="line" svg:x1="25.379cm" svg:y1="4.45cm" svg:x2="25.379cm" svg:y2="5.2cm" draw:start-shape="id150" draw:start-glue-point="2" draw:end-shape="id153" draw:end-glue-point="0" svg:d="M25379 4450v750">
          <text:p/>
        </draw:connector>
        <draw:connector draw:style-name="gr9" draw:text-style-name="P1" draw:layer="layout" draw:type="line" svg:x1="26.629cm" svg:y1="4.45cm" svg:x2="26.629cm" svg:y2="5.2cm" draw:start-shape="id149" draw:start-glue-point="2" draw:end-shape="id154" draw:end-glue-point="0" svg:d="M26629 4450v750">
          <text:p/>
        </draw:connector>
        <draw:connector draw:style-name="gr9" draw:text-style-name="P1" draw:layer="layout" draw:type="line" svg:x1="27.879cm" svg:y1="4.45cm" svg:x2="27.879cm" svg:y2="5.2cm" draw:start-shape="id155" draw:start-glue-point="2" draw:end-shape="id156" draw:end-glue-point="0" svg:d="M27879 4450v750">
          <text:p/>
        </draw:connector>
        <draw:circle draw:style-name="gr8" draw:text-style-name="P1" xml:id="id153" draw:id="id153" draw:layer="layout" svg:width="0.75cm" svg:height="0.75cm" svg:x="25.004cm" svg:y="5.2cm">
          <text:p/>
        </draw:circle>
        <draw:circle draw:style-name="gr7" draw:text-style-name="P1" draw:layer="layout" svg:width="0.525cm" svg:height="0.525cm" draw:transform="rotate (-0.785398163398487) translate (25.384cm 5.202cm)">
          <text:p/>
        </draw:circle>
        <draw:circle draw:style-name="gr8" draw:text-style-name="P1" xml:id="id157" draw:id="id157" draw:layer="layout" svg:width="0.75cm" svg:height="0.75cm" svg:x="22.504cm" svg:y="0.2cm">
          <text:p/>
        </draw:circle>
        <draw:circle draw:style-name="gr8" draw:text-style-name="P1" xml:id="id160" draw:id="id160" draw:layer="layout" svg:width="0.75cm" svg:height="0.75cm" svg:x="22.504cm" svg:y="5.2cm">
          <text:p/>
        </draw:circle>
        <draw:circle draw:style-name="gr8" draw:text-style-name="P1" xml:id="id159" draw:id="id159" draw:layer="layout" svg:width="0.75cm" svg:height="0.75cm" svg:x="22.504cm" svg:y="3.7cm">
          <text:p/>
        </draw:circle>
        <draw:circle draw:style-name="gr8" draw:text-style-name="P1" xml:id="id158" draw:id="id158" draw:layer="layout" svg:width="0.75cm" svg:height="0.75cm" svg:x="22.504cm" svg:y="1.95cm">
          <text:p/>
        </draw:circle>
        <draw:connector draw:style-name="gr12" draw:text-style-name="P1" draw:layer="layout" draw:type="line" svg:x1="22.879cm" svg:y1="0.95cm" svg:x2="22.879cm" svg:y2="1.95cm" draw:start-shape="id157" draw:start-glue-point="2" draw:end-shape="id158" draw:end-glue-point="0" svg:d="M22879 950v1000">
          <text:p/>
        </draw:connector>
        <draw:connector draw:style-name="gr12" draw:text-style-name="P1" draw:layer="layout" draw:type="line" svg:x1="22.879cm" svg:y1="2.7cm" svg:x2="22.879cm" svg:y2="3.7cm" draw:start-shape="id158" draw:start-glue-point="2" draw:end-shape="id159" draw:end-glue-point="0" svg:d="M22879 2700v1000">
          <text:p/>
        </draw:connector>
        <draw:connector draw:style-name="gr12" draw:text-style-name="P1" draw:layer="layout" draw:type="line" svg:x1="22.879cm" svg:y1="4.45cm" svg:x2="22.879cm" svg:y2="5.2cm" draw:start-shape="id159" draw:start-glue-point="2" draw:end-shape="id160" draw:end-glue-point="0" svg:d="M22879 4450v750">
          <text:p/>
        </draw:connector>
        <draw:connector draw:style-name="gr12" draw:text-style-name="P1" draw:layer="layout" draw:type="line" svg:x1="24.129cm" svg:y1="-0.8cm" svg:x2="22.879cm" svg:y2="0.2cm" draw:start-shape="id144" draw:start-glue-point="2" draw:end-shape="id157" draw:end-glue-point="0" svg:d="M24129-800l-1250 1000">
          <text:p/>
        </draw:connector>
        <draw:connector draw:style-name="gr12" draw:text-style-name="P1" draw:layer="layout" draw:type="line" svg:x1="25.379cm" svg:y1="0.2cm" svg:x2="24.129cm" svg:y2="-0.8cm" draw:start-shape="id147" draw:start-glue-point="0" draw:end-shape="id144" draw:end-glue-point="2" svg:d="M25379 200l-1250-1000">
          <text:p/>
        </draw:connector>
        <draw:connector draw:style-name="gr12" draw:text-style-name="P1" draw:layer="layout" draw:type="line" svg:x1="25.379cm" svg:y1="0.95cm" svg:x2="26.629cm" svg:y2="1.95cm" draw:start-shape="id147" draw:start-glue-point="2" draw:end-shape="id148" draw:end-glue-point="0" svg:d="M25379 950l1250 1000">
          <text:p/>
        </draw:connector>
        <draw:connector draw:style-name="gr12" draw:text-style-name="P1" draw:layer="layout" draw:type="line" svg:x1="27.879cm" svg:y1="3.7cm" svg:x2="26.629cm" svg:y2="2.7cm" draw:start-shape="id155" draw:start-glue-point="0" draw:end-shape="id148" draw:end-glue-point="2" svg:d="M27879 3700l-1250-1000">
          <text:p/>
        </draw:connector>
        <draw:connector draw:style-name="gr12" draw:text-style-name="P1" draw:layer="layout" draw:type="line" svg:x1="22.879cm" svg:y1="1.95cm" svg:x2="24.129cm" svg:y2="0.95cm" draw:start-shape="id158" draw:start-glue-point="0" draw:end-shape="id143" draw:end-glue-point="2" svg:d="M22879 1950l1250-1000">
          <text:p/>
        </draw:connector>
        <draw:connector draw:style-name="gr12" draw:text-style-name="P1" draw:layer="layout" draw:type="line" svg:x1="25.379cm" svg:y1="2.7cm" svg:x2="26.629cm" svg:y2="3.7cm" draw:start-shape="id146" draw:start-glue-point="2" draw:end-shape="id149" draw:end-glue-point="0" svg:d="M25379 2700l1250 1000">
          <text:p/>
        </draw:connector>
        <draw:connector draw:style-name="gr12" draw:text-style-name="P1" draw:layer="layout" draw:type="line" svg:x1="24.129cm" svg:y1="3.7cm" svg:x2="25.379cm" svg:y2="2.7cm" draw:start-shape="id151" draw:start-glue-point="0" draw:end-shape="id146" draw:end-glue-point="2" svg:d="M24129 3700l1250-1000">
          <text:p/>
        </draw:connector>
        <draw:connector draw:style-name="gr12" draw:text-style-name="P1" draw:layer="layout" draw:type="line" svg:x1="22.879cm" svg:y1="2.7cm" svg:x2="24.129cm" svg:y2="3.7cm" draw:start-shape="id158" draw:start-glue-point="2" draw:end-shape="id151" draw:end-glue-point="0" svg:d="M22879 2700l1250 1000">
          <text:p/>
        </draw:connector>
        <draw:connector draw:style-name="gr12" draw:text-style-name="P1" draw:layer="layout" draw:type="line" svg:x1="24.129cm" svg:y1="4.45cm" svg:x2="22.879cm" svg:y2="5.2cm" draw:start-shape="id151" draw:start-glue-point="2" draw:end-shape="id160" draw:end-glue-point="0" svg:d="M24129 4450l-1250 750">
          <text:p/>
        </draw:connector>
        <draw:connector draw:style-name="gr12" draw:text-style-name="P1" draw:layer="layout" draw:type="line" svg:x1="25.379cm" svg:y1="5.2cm" svg:x2="26.629cm" svg:y2="4.45cm" draw:start-shape="id153" draw:start-glue-point="0" draw:end-shape="id149" draw:end-glue-point="2" svg:d="M25379 5200l1250-750">
          <text:p/>
        </draw:connector>
        <draw:connector draw:style-name="gr12" draw:text-style-name="P1" draw:layer="layout" draw:type="line" svg:x1="26.629cm" svg:y1="4.45cm" svg:x2="27.879cm" svg:y2="5.2cm" draw:start-shape="id149" draw:start-glue-point="2" draw:end-shape="id156" draw:end-glue-point="0" svg:d="M26629 4450l1250 750">
          <text:p/>
        </draw:connector>
        <draw:rect draw:style-name="gr11" draw:text-style-name="P1" draw:layer="layout" svg:width="8.246cm" svg:height="8.2cm" svg:x="20.754cm" svg:y="26.5cm" draw:corner-radius="1cm">
          <text:p/>
        </draw:rect>
        <draw:ellipse draw:style-name="gr7" draw:text-style-name="P1" xml:id="id162" draw:id="id162" draw:layer="layout" svg:width="0.996cm" svg:height="1.05cm" svg:x="22.754cm" svg:y="26.85cm">
          <text:p/>
        </draw:ellipse>
        <draw:ellipse draw:style-name="gr8" draw:text-style-name="P1" xml:id="id165" draw:id="id165" draw:layer="layout" svg:width="0.996cm" svg:height="1.05cm" svg:x="24.25cm" svg:y="28.85cm">
          <text:p/>
        </draw:ellipse>
        <draw:ellipse draw:style-name="gr8" draw:text-style-name="P1" xml:id="id161" draw:id="id161" draw:layer="layout" svg:width="0.996cm" svg:height="1.05cm" svg:x="22.754cm" svg:y="28.85cm">
          <text:p/>
        </draw:ellipse>
        <draw:connector draw:style-name="gr9" draw:text-style-name="P1" xml:id="id173" draw:id="id173" draw:layer="layout" draw:type="line" svg:x1="23.75cm" svg:y1="29.375cm" svg:x2="23.75cm" svg:y2="29.375cm" draw:start-shape="id161" draw:start-glue-point="1" draw:end-shape="id161" draw:end-glue-point="1" svg:d="M23750 29375z">
          <text:p/>
        </draw:connector>
        <draw:connector draw:style-name="gr9" draw:text-style-name="P1" draw:layer="layout" draw:type="line" svg:x1="23.252cm" svg:y1="27.9cm" svg:x2="23.252cm" svg:y2="28.85cm" draw:start-shape="id162" draw:start-glue-point="2" draw:end-shape="id161" draw:end-glue-point="0" svg:d="M23252 27900v950">
          <text:p/>
        </draw:connector>
        <draw:ellipse draw:style-name="gr8" draw:text-style-name="P1" xml:id="id166" draw:id="id166" draw:layer="layout" svg:width="0.996cm" svg:height="1.05cm" svg:x="22.75cm" svg:y="33.15cm">
          <text:p/>
        </draw:ellipse>
        <draw:ellipse draw:style-name="gr8" draw:text-style-name="P1" xml:id="id172" draw:id="id172" draw:layer="layout" svg:width="0.996cm" svg:height="1.05cm" svg:x="25.75cm" svg:y="33.15cm">
          <text:p/>
        </draw:ellipse>
        <draw:ellipse draw:style-name="gr8" draw:text-style-name="P1" xml:id="id171" draw:id="id171" draw:layer="layout" svg:width="0.996cm" svg:height="1.05cm" svg:x="25.754cm" svg:y="30.9cm">
          <text:p/>
        </draw:ellipse>
        <draw:ellipse draw:style-name="gr8" draw:text-style-name="P1" xml:id="id163" draw:id="id163" draw:layer="layout" svg:width="0.996cm" svg:height="1.05cm" svg:x="22.754cm" svg:y="30.9cm">
          <text:p/>
        </draw:ellipse>
        <draw:ellipse draw:style-name="gr8" draw:text-style-name="P1" xml:id="id174" draw:id="id174" draw:layer="layout" svg:width="0.996cm" svg:height="1.05cm" svg:x="27.5cm" svg:y="33.15cm">
          <text:p/>
        </draw:ellipse>
        <draw:ellipse draw:style-name="gr8" draw:text-style-name="P1" xml:id="id164" draw:id="id164" draw:layer="layout" svg:width="0.996cm" svg:height="1.05cm" svg:x="24.254cm" svg:y="30.9cm">
          <text:p/>
        </draw:ellipse>
        <draw:connector draw:style-name="gr9" draw:text-style-name="P1" draw:layer="layout" draw:type="line" svg:x1="23.252cm" svg:y1="30.9cm" svg:x2="23.252cm" svg:y2="29.9cm" draw:start-shape="id163" draw:start-glue-point="0" draw:end-shape="id161" draw:end-glue-point="2" svg:d="M23252 30900v-1000">
          <text:p/>
        </draw:connector>
        <draw:connector draw:style-name="gr9" draw:text-style-name="P1" draw:layer="layout" draw:type="line" svg:x1="24.752cm" svg:y1="30.9cm" svg:x2="24.748cm" svg:y2="29.9cm" draw:start-shape="id164" draw:start-glue-point="0" draw:end-shape="id165" draw:end-glue-point="2" svg:d="M24752 30900l-4-1000">
          <text:p/>
        </draw:connector>
        <draw:connector draw:style-name="gr9" draw:text-style-name="P1" draw:layer="layout" draw:type="line" svg:x1="23.252cm" svg:y1="31.95cm" svg:x2="23.248cm" svg:y2="33.15cm" draw:start-shape="id163" draw:start-glue-point="2" draw:end-shape="id166" draw:end-glue-point="0" svg:d="M23252 31950l-4 1200">
          <text:p/>
        </draw:connector>
        <draw:ellipse draw:style-name="gr8" draw:text-style-name="P1" xml:id="id170" draw:id="id170" draw:layer="layout" svg:width="0.996cm" svg:height="1.05cm" svg:x="24.25cm" svg:y="33.15cm">
          <text:p/>
        </draw:ellipse>
        <draw:circle draw:style-name="gr7" draw:text-style-name="P1" draw:layer="layout" svg:width="0.715cm" svg:height="0.715cm" draw:transform="skewX (-0.0516617458590224) rotate (-0.812101700953994) translate (24.755cm 33.153cm)">
          <text:p/>
        </draw:circle>
        <draw:ellipse draw:style-name="gr8" draw:text-style-name="P1" xml:id="id167" draw:id="id167" draw:layer="layout" svg:width="0.996cm" svg:height="1.05cm" svg:x="21.254cm" svg:y="28.85cm">
          <text:p/>
        </draw:ellipse>
        <draw:ellipse draw:style-name="gr8" draw:text-style-name="P1" xml:id="id169" draw:id="id169" draw:layer="layout" svg:width="0.996cm" svg:height="1.05cm" svg:x="21.254cm" svg:y="33.15cm">
          <text:p/>
        </draw:ellipse>
        <draw:ellipse draw:style-name="gr8" draw:text-style-name="P1" xml:id="id168" draw:id="id168" draw:layer="layout" svg:width="0.996cm" svg:height="1.05cm" svg:x="21.254cm" svg:y="30.9cm">
          <text:p/>
        </draw:ellipse>
        <draw:connector draw:style-name="gr12" draw:text-style-name="P1" draw:layer="layout" draw:type="line" svg:x1="21.752cm" svg:y1="29.9cm" svg:x2="21.752cm" svg:y2="30.9cm" draw:start-shape="id167" draw:start-glue-point="2" draw:end-shape="id168" draw:end-glue-point="0" svg:d="M21752 29900v1000">
          <text:p/>
        </draw:connector>
        <draw:connector draw:style-name="gr12" draw:text-style-name="P1" draw:layer="layout" draw:type="line" svg:x1="21.752cm" svg:y1="31.95cm" svg:x2="21.752cm" svg:y2="33.15cm" draw:start-shape="id168" draw:start-glue-point="2" draw:end-shape="id169" draw:end-glue-point="0" svg:d="M21752 31950v1200">
          <text:p/>
        </draw:connector>
        <draw:connector draw:style-name="gr12" draw:text-style-name="P1" draw:layer="layout" draw:type="line" svg:x1="24.748cm" svg:y1="33.15cm" svg:x2="24.752cm" svg:y2="31.95cm" draw:start-shape="id170" draw:start-glue-point="0" draw:end-shape="id164" draw:end-glue-point="2" svg:d="M24748 33150l4-1200">
          <text:p/>
        </draw:connector>
        <draw:connector draw:style-name="gr12" draw:text-style-name="P1" draw:layer="layout" draw:type="line" svg:x1="26.252cm" svg:y1="31.95cm" svg:x2="26.248cm" svg:y2="33.15cm" draw:start-shape="id171" draw:start-glue-point="2" draw:end-shape="id172" draw:end-glue-point="0" svg:d="M26252 31950l-4 1200">
          <text:p/>
        </draw:connector>
        <draw:rect draw:style-name="gr11" draw:text-style-name="P1" draw:layer="layout" svg:width="8cm" svg:height="8cm" svg:x="31.504cm" svg:y="7.75cm" draw:corner-radius="1cm">
          <text:p/>
        </draw:rect>
        <draw:frame draw:style-name="gr14" draw:text-style-name="P2" draw:layer="layout" svg:width="5.5cm" svg:height="8.133cm" svg:x="30cm" svg:y="7.75cm">
          <draw:text-box>
            <text:p><text:span text:style-name="T1">A</text:span></text:p>
          </draw:text-box>
        </draw:frame>
        <draw:frame draw:style-name="gr14" draw:text-style-name="P2" draw:layer="layout" svg:width="5.5cm" svg:height="8.133cm" svg:x="36cm" svg:y="7.75cm">
          <draw:text-box>
            <text:p><text:span text:style-name="T1">B</text:span></text:p>
          </draw:text-box>
        </draw:frame>
        <draw:frame draw:style-name="gr15" draw:text-style-name="P3" draw:layer="layout" svg:width="5.5cm" svg:height="5cm" svg:x="33.5cm" svg:y="8.25cm">
          <draw:text-box>
            <text:p><text:span text:style-name="T2">to</text:span></text:p>
          </draw:text-box>
        </draw:frame>
        <draw:rect draw:style-name="gr11" draw:text-style-name="P1" draw:layer="layout" svg:width="8cm" svg:height="8cm" svg:x="31.205cm" svg:y="16.5cm" draw:corner-radius="1cm">
          <text:p/>
        </draw:rect>
        <draw:frame draw:style-name="gr16" draw:text-style-name="P4" draw:layer="layout" svg:width="8.663cm" svg:height="3.011cm" svg:x="31.087cm" svg:y="19.154cm">
          <draw:text-box>
            <text:p><text:span text:style-name="T3">Shuttle</text:span></text:p>
          </draw:text-box>
        </draw:frame>
        <draw:frame draw:style-name="gr17" draw:text-style-name="P5" draw:layer="layout" svg:width="6cm" svg:height="2.22cm" svg:x="21.754cm" svg:y="34.48cm">
          <draw:text-box>
            <text:p><text:span text:style-name="T4">Shuttle</text:span></text:p>
          </draw:text-box>
        </draw:frame>
        <draw:connector draw:style-name="gr12" draw:text-style-name="P1" draw:layer="layout" draw:type="line" svg:x1="22.25cm" svg:y1="29.375cm" svg:x2="22.754cm" svg:y2="29.375cm" draw:start-shape="id167" draw:start-glue-point="1" draw:end-shape="id161" draw:end-glue-point="3" svg:d="M22250 29375h504">
          <text:p/>
        </draw:connector>
        <draw:connector draw:style-name="gr12" draw:text-style-name="P1" xml:id="id175" draw:id="id175" draw:layer="layout" draw:type="line" svg:x1="23.75cm" svg:y1="29.375cm" svg:x2="23.75cm" svg:y2="29.375cm" draw:start-shape="id173" draw:start-glue-point="0" draw:end-shape="id173" draw:end-glue-point="0" svg:d="M23750 29375z">
          <text:p/>
        </draw:connector>
        <draw:connector draw:style-name="gr12" draw:text-style-name="P1" draw:layer="layout" draw:type="line" svg:x1="22.25cm" svg:y1="31.425cm" svg:x2="22.754cm" svg:y2="31.425cm" draw:start-shape="id168" draw:start-glue-point="1" draw:end-shape="id163" draw:end-glue-point="3" svg:d="M22250 31425h504">
          <text:p/>
        </draw:connector>
        <draw:connector draw:style-name="gr12" draw:text-style-name="P1" draw:layer="layout" draw:type="line" svg:x1="23.75cm" svg:y1="31.425cm" svg:x2="24.254cm" svg:y2="31.425cm" draw:start-shape="id163" draw:start-glue-point="1" draw:end-shape="id164" draw:end-glue-point="3" svg:d="M23750 31425h504">
          <text:p/>
        </draw:connector>
        <draw:connector draw:style-name="gr12" draw:text-style-name="P1" draw:layer="layout" draw:type="line" svg:x1="25.25cm" svg:y1="31.425cm" svg:x2="25.754cm" svg:y2="31.425cm" draw:start-shape="id164" draw:start-glue-point="1" draw:end-shape="id171" draw:end-glue-point="3" svg:d="M25250 31425h504">
          <text:p/>
        </draw:connector>
        <draw:connector draw:style-name="gr12" draw:text-style-name="P1" draw:layer="layout" draw:type="line" svg:x1="22.25cm" svg:y1="33.675cm" svg:x2="22.75cm" svg:y2="33.675cm" draw:start-shape="id169" draw:start-glue-point="1" draw:end-shape="id166" draw:end-glue-point="3" svg:d="M22250 33675h500">
          <text:p/>
        </draw:connector>
        <draw:connector draw:style-name="gr12" draw:text-style-name="P1" draw:layer="layout" draw:type="line" svg:x1="23.746cm" svg:y1="33.675cm" svg:x2="24.25cm" svg:y2="33.675cm" draw:start-shape="id166" draw:start-glue-point="1" draw:end-shape="id170" draw:end-glue-point="3" svg:d="M23746 33675h504">
          <text:p/>
        </draw:connector>
        <draw:connector draw:style-name="gr12" draw:text-style-name="P1" draw:layer="layout" draw:type="line" svg:x1="25.246cm" svg:y1="33.675cm" svg:x2="25.75cm" svg:y2="33.675cm" draw:start-shape="id170" draw:start-glue-point="1" draw:end-shape="id172" draw:end-glue-point="3" svg:d="M25246 33675h504">
          <text:p/>
        </draw:connector>
        <draw:connector draw:style-name="gr12" draw:text-style-name="P1" draw:layer="layout" draw:type="line" svg:x1="26.746cm" svg:y1="33.675cm" svg:x2="27.5cm" svg:y2="33.675cm" draw:start-shape="id172" draw:start-glue-point="1" draw:end-shape="id174" draw:end-glue-point="3" svg:d="M26746 33675h754">
          <text:p/>
        </draw:connector>
        <draw:connector draw:style-name="gr12" draw:text-style-name="P1" draw:layer="layout" draw:type="line" svg:x1="23.75cm" svg:y1="29.375cm" svg:x2="24.25cm" svg:y2="29.375cm" draw:start-shape="id175" draw:start-glue-point="0" draw:end-shape="id165" draw:end-glue-point="3" svg:d="M23750 29375h500">
          <text:p/>
        </draw:connector>
        <draw:rect draw:style-name="gr11" draw:text-style-name="P1" draw:layer="layout" svg:width="20cm" svg:height="20cm" svg:x="-3.75cm" svg:y="-5.5cm">
          <text:p/>
        </draw:rect>
        <draw:circle draw:style-name="gr18" draw:text-style-name="P1" xml:id="id176" draw:id="id176" draw:layer="layout" svg:width="4.888cm" svg:height="4.888cm" svg:x="-2.194cm" svg:y="2.056cm">
          <text:p/>
        </draw:circle>
        <draw:circle draw:style-name="gr19" draw:text-style-name="P1" xml:id="id177" draw:id="id177" draw:layer="layout" svg:width="4.888cm" svg:height="4.888cm" svg:x="9.806cm" svg:y="2.056cm">
          <text:p/>
        </draw:circle>
        <draw:ellipse draw:style-name="gr20" draw:text-style-name="P1" draw:layer="layout" svg:width="3.418cm" svg:height="3.426cm" draw:transform="skewX (-0.0005235987755982) translate (10.54cm 2.787cm)">
          <text:p/>
        </draw:ellipse>
        <draw:connector draw:style-name="gr21" draw:text-style-name="P1" draw:layer="layout" svg:x1="2.694cm" svg:y1="4.5cm" svg:x2="9.806cm" svg:y2="4.5cm" draw:start-shape="id176" draw:start-glue-point="1" draw:end-shape="id177" draw:end-glue-point="3" svg:d="M2694 4500h7112">
          <text:p/>
        </draw:connector>
        <draw:rect draw:style-name="gr11" draw:text-style-name="P1" draw:layer="layout" svg:width="8.246cm" svg:height="8.2cm" svg:x="9.504cm" svg:y="30.5cm" draw:corner-radius="1cm">
          <text:p/>
        </draw:rect>
        <draw:ellipse draw:style-name="gr22" draw:text-style-name="P6" xml:id="id178" draw:id="id178" draw:layer="layout" svg:width="2cm" svg:height="2.05cm" svg:x="10.25cm" svg:y="33.5cm">
          <text:p text:style-name="P1"><text:span text:style-name="T5">A</text:span></text:p>
        </draw:ellipse>
        <draw:connector draw:style-name="gr23" draw:text-style-name="P1" draw:layer="layout" svg:x1="12.25cm" svg:y1="34.525cm" svg:x2="15cm" svg:y2="34.575cm" draw:start-shape="id178" draw:start-glue-point="1" draw:end-shape="id179" draw:end-glue-point="3" svg:d="M12250 34525h1375v50h1375">
          <text:p/>
        </draw:connector>
        <draw:frame draw:style-name="gr17" draw:text-style-name="P5" draw:layer="layout" svg:width="6cm" svg:height="2.22cm" svg:x="10.75cm" svg:y="38.78cm">
          <draw:text-box>
            <text:p><text:span text:style-name="T4">Shuttle</text:span></text:p>
          </draw:text-box>
        </draw:frame>
        <draw:ellipse draw:style-name="gr22" draw:text-style-name="P6" xml:id="id179" draw:id="id179" draw:layer="layout" svg:width="2cm" svg:height="2.05cm" svg:x="15cm" svg:y="33.55cm">
          <text:p text:style-name="P1"><text:span text:style-name="T5">B</text:span></text:p>
        </draw:ellipse>
      </draw:page>
      <draw:page draw:name="page2" draw:style-name="dp1" draw:master-page-name="Standard">
        <draw:rect draw:style-name="gr11" draw:text-style-name="P1" draw:layer="layout" svg:width="59.4cm" svg:height="59.4cm" svg:x="-21cm" svg:y="-14.85cm">
          <text:p/>
        </draw:rect>
        <draw:circle draw:style-name="gr18" draw:text-style-name="P1" xml:id="id180" draw:id="id180" draw:layer="layout" svg:width="14.518cm" svg:height="14.518cm" svg:x="-16.379cm" svg:y="7.591cm">
          <text:p/>
        </draw:circle>
        <draw:circle draw:style-name="gr24" draw:text-style-name="P1" xml:id="id181" draw:id="id181" draw:layer="layout" svg:width="14.518cm" svg:height="14.518cm" svg:x="19.261cm" svg:y="7.591cm">
          <text:p/>
        </draw:circle>
        <draw:ellipse draw:style-name="gr20" draw:text-style-name="P1" draw:layer="layout" svg:width="10.152cm" svg:height="10.174cm" draw:transform="skewX (-0.0005235987755982) translate (21.441cm 9.763cm)">
          <text:p/>
        </draw:ellipse>
        <draw:connector draw:style-name="gr25" draw:text-style-name="P1" draw:layer="layout" svg:x1="-1.861cm" svg:y1="14.85cm" svg:x2="19.261cm" svg:y2="14.85cm" draw:start-shape="id180" draw:start-glue-point="1" draw:end-shape="id181" draw:end-glue-point="3" svg:d="M-1861 14850h211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07T17:55:19.35</meta:creation-date>
    <dc:date>2017-07-07T23:57:05.38</dc:date>
    <meta:editing-duration>PT3H13M51S</meta:editing-duration>
    <meta:editing-cycles>5</meta:editing-cycles>
    <meta:generator>OpenOffice/4.1.3$Win32 OpenOffice.org_project/413m1$Build-9783</meta:generator>
    <meta:document-statistic meta:object-count="447"/>
  </office:meta>
</office:document-meta>
</file>